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b2b2b2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ddddd"/>
    </style:style>
    <style:style style:name="T1" style:family="text">
      <style:text-properties fo:color="#666666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3" style:family="text">
      <style:text-properties fo:color="#666666" style:font-name="Arial2" fo:font-size="10pt" fo:font-style="italic" style:font-size-asian="10pt" style:font-name-complex="Arial2" style:font-size-complex="10pt" style:font-style-complex="italic"/>
    </style:style>
    <style:style style:name="T4" style:family="text">
      <style:text-properties fo:color="#666666" style:font-name="Arial2" fo:font-size="10pt" fo:font-style="italic" fo:font-weight="bold" style:font-size-asian="10pt" style:font-name-complex="Arial2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27cm" svg:height="0.601cm" svg:x="2.01cm" svg:y="1.007cm" svg:viewBox="0 0 5528 602" draw:points="0,602 5528,602 5528,0 0,0">
          <text:p/>
        </draw:polygon>
        <draw:polygon draw:style-name="gr1" draw:text-style-name="P1" draw:layer="layout" svg:width="5.336cm" svg:height="0.407cm" svg:x="2.103cm" svg:y="1.104cm" svg:viewBox="0 0 5337 408" draw:points="0,408 5337,408 5337,0 0,0">
          <text:p/>
        </draw:polygon>
        <draw:polygon draw:style-name="gr1" draw:text-style-name="P1" draw:layer="layout" svg:width="5.525cm" svg:height="1.211cm" svg:x="7.541cm" svg:y="1.007cm" svg:viewBox="0 0 5526 1212" draw:points="0,1212 5526,1212 5526,0 0,0">
          <text:p/>
        </draw:polygon>
        <draw:polygon draw:style-name="gr1" draw:text-style-name="P1" draw:layer="layout" svg:width="5.335cm" svg:height="0.407cm" svg:x="7.634cm" svg:y="1.409cm" svg:viewBox="0 0 5336 408" draw:points="0,408 5336,408 5336,0 0,0">
          <text:p/>
        </draw:polygon>
        <draw:frame draw:style-name="gr2" draw:text-style-name="P3" draw:layer="layout" svg:width="3.401cm" svg:height="0.395cm" svg:x="2.104cm" svg:y="1.109cm">
          <draw:text-box>
            <text:p text:style-name="P2"><text:span text:style-name="T1">ZEEB, CHARLOTTE </text:span></text:p>
          </draw:text-box>
        </draw:frame>
        <draw:polygon draw:style-name="gr1" draw:text-style-name="P1" draw:layer="layout" svg:width="5.923cm" svg:height="0.601cm" svg:x="13.07cm" svg:y="1.007cm" svg:viewBox="0 0 5924 602" draw:points="0,602 5924,602 5924,0 0,0">
          <text:p/>
        </draw:polygon>
        <draw:polygon draw:style-name="gr1" draw:text-style-name="P1" draw:layer="layout" svg:width="5.737cm" svg:height="0.407cm" svg:x="13.163cm" svg:y="1.104cm" svg:viewBox="0 0 5738 408" draw:points="0,408 5738,408 5738,0 0,0">
          <text:p/>
        </draw:polygon>
        <draw:frame draw:style-name="gr2" draw:text-style-name="P3" draw:layer="layout" svg:width="5.488cm" svg:height="0.395cm" svg:x="7.643cm" svg:y="1.413cm">
          <draw:text-box>
            <text:p text:style-name="P2"><text:span text:style-name="T1">HELMHOLTZ-ZENTRUM BERLIN </text:span></text:p>
          </draw:text-box>
        </draw:frame>
        <draw:polygon draw:style-name="gr3" draw:text-style-name="P4" draw:layer="layout" svg:width="0.008cm" svg:height="0.105cm" svg:x="1.998cm" svg:y="0.999cm" svg:viewBox="0 0 9 106" draw:points="0,106 9,106 9,0 0,0">
          <text:p/>
        </draw:polygon>
        <draw:polygon draw:style-name="gr3" draw:text-style-name="P4" draw:layer="layout" svg:width="0.008cm" svg:height="0.008cm" svg:x="1.998cm" svg:y="0.999cm" svg:viewBox="0 0 9 9" draw:points="0,9 9,9 9,0 0,0">
          <text:p/>
        </draw:polygon>
        <draw:polygon draw:style-name="gr3" draw:text-style-name="P4" draw:layer="layout" svg:width="5.526cm" svg:height="0.008cm" svg:x="2.006cm" svg:y="0.999cm" svg:viewBox="0 0 5527 9" draw:points="0,9 5527,9 5527,0 0,0">
          <text:p/>
        </draw:polygon>
        <draw:polygon draw:style-name="gr1" draw:text-style-name="P1" draw:layer="layout" svg:width="5.526cm" svg:height="0.097cm" svg:x="2.006cm" svg:y="1.007cm" svg:viewBox="0 0 5527 98" draw:points="0,98 5527,98 5527,0 0,0">
          <text:p/>
        </draw:polygon>
        <draw:polygon draw:style-name="gr3" draw:text-style-name="P4" draw:layer="layout" svg:width="0.009cm" svg:height="0.097cm" svg:x="7.532cm" svg:y="1.007cm" svg:viewBox="0 0 10 98" draw:points="0,98 10,98 10,0 0,0">
          <text:p/>
        </draw:polygon>
        <draw:polygon draw:style-name="gr3" draw:text-style-name="P4" draw:layer="layout" svg:width="0.009cm" svg:height="0.008cm" svg:x="7.532cm" svg:y="0.999cm" svg:viewBox="0 0 10 9" draw:points="0,9 10,9 10,0 0,0">
          <text:p/>
        </draw:polygon>
        <draw:polygon draw:style-name="gr3" draw:text-style-name="P4" draw:layer="layout" svg:width="5.521cm" svg:height="0.008cm" svg:x="7.541cm" svg:y="0.999cm" svg:viewBox="0 0 5522 9" draw:points="0,9 5522,9 5522,0 0,0">
          <text:p/>
        </draw:polygon>
        <draw:polygon draw:style-name="gr1" draw:text-style-name="P1" draw:layer="layout" svg:width="5.521cm" svg:height="0.097cm" svg:x="7.541cm" svg:y="1.007cm" svg:viewBox="0 0 5522 98" draw:points="0,98 5522,98 5522,0 0,0">
          <text:p/>
        </draw:polygon>
        <draw:polygon draw:style-name="gr3" draw:text-style-name="P4" draw:layer="layout" svg:width="0.008cm" svg:height="0.097cm" svg:x="13.062cm" svg:y="1.007cm" svg:viewBox="0 0 9 98" draw:points="0,98 9,98 9,0 0,0">
          <text:p/>
        </draw:polygon>
        <draw:polygon draw:style-name="gr3" draw:text-style-name="P4" draw:layer="layout" svg:width="0.008cm" svg:height="0.008cm" svg:x="13.062cm" svg:y="0.999cm" svg:viewBox="0 0 9 9" draw:points="0,9 9,9 9,0 0,0">
          <text:p/>
        </draw:polygon>
        <draw:polygon draw:style-name="gr3" draw:text-style-name="P4" draw:layer="layout" svg:width="5.923cm" svg:height="0.008cm" svg:x="13.07cm" svg:y="0.999cm" svg:viewBox="0 0 5924 9" draw:points="0,9 5924,9 5924,0 0,0">
          <text:p/>
        </draw:polygon>
        <draw:polygon draw:style-name="gr1" draw:text-style-name="P1" draw:layer="layout" svg:width="5.923cm" svg:height="0.097cm" svg:x="13.07cm" svg:y="1.007cm" svg:viewBox="0 0 5924 98" draw:points="0,98 5924,98 5924,0 0,0">
          <text:p/>
        </draw:polygon>
        <draw:polygon draw:style-name="gr3" draw:text-style-name="P4" draw:layer="layout" svg:width="0.008cm" svg:height="0.105cm" svg:x="18.994cm" svg:y="0.999cm" svg:viewBox="0 0 9 106" draw:points="0,106 9,106 9,0 0,0">
          <text:p/>
        </draw:polygon>
        <draw:polygon draw:style-name="gr3" draw:text-style-name="P4" draw:layer="layout" svg:width="0.008cm" svg:height="0.008cm" svg:x="18.994cm" svg:y="0.999cm" svg:viewBox="0 0 9 9" draw:points="0,9 9,9 9,0 0,0">
          <text:p/>
        </draw:polygon>
        <draw:polygon draw:style-name="gr1" draw:text-style-name="P1" draw:layer="layout" svg:width="5.535cm" svg:height="0.097cm" svg:x="2.002cm" svg:y="1.511cm" svg:viewBox="0 0 5536 98" draw:points="0,98 5536,98 5536,0 0,0">
          <text:p/>
        </draw:polygon>
        <draw:polygon draw:style-name="gr3" draw:text-style-name="P4" draw:layer="layout" svg:width="0.008cm" svg:height="0.504cm" svg:x="1.998cm" svg:y="1.104cm" svg:viewBox="0 0 9 505" draw:points="0,505 9,505 9,0 0,0">
          <text:p/>
        </draw:polygon>
        <draw:polygon draw:style-name="gr3" draw:text-style-name="P4" draw:layer="layout" svg:width="0.009cm" svg:height="0.504cm" svg:x="7.532cm" svg:y="1.104cm" svg:viewBox="0 0 10 505" draw:points="0,505 10,505 10,0 0,0">
          <text:p/>
        </draw:polygon>
        <draw:polygon draw:style-name="gr1" draw:text-style-name="P1" draw:layer="layout" svg:width="5.932cm" svg:height="0.097cm" svg:x="13.066cm" svg:y="1.511cm" svg:viewBox="0 0 5933 98" draw:points="0,98 5933,98 5933,0 0,0">
          <text:p/>
        </draw:polygon>
        <draw:polygon draw:style-name="gr3" draw:text-style-name="P4" draw:layer="layout" svg:width="0.008cm" svg:height="0.504cm" svg:x="13.062cm" svg:y="1.104cm" svg:viewBox="0 0 9 505" draw:points="0,505 9,505 9,0 0,0">
          <text:p/>
        </draw:polygon>
        <draw:polygon draw:style-name="gr3" draw:text-style-name="P4" draw:layer="layout" svg:width="0.008cm" svg:height="0.504cm" svg:x="18.994cm" svg:y="1.104cm" svg:viewBox="0 0 9 505" draw:points="0,505 9,505 9,0 0,0">
          <text:p/>
        </draw:polygon>
        <draw:polygon draw:style-name="gr1" draw:text-style-name="P1" draw:layer="layout" svg:width="5.527cm" svg:height="0.601cm" svg:x="2.01cm" svg:y="1.617cm" svg:viewBox="0 0 5528 602" draw:points="0,602 5528,602 5528,0 0,0">
          <text:p/>
        </draw:polygon>
        <draw:polygon draw:style-name="gr1" draw:text-style-name="P1" draw:layer="layout" svg:width="5.336cm" svg:height="0.406cm" svg:x="2.103cm" svg:y="1.714cm" svg:viewBox="0 0 5337 407" draw:points="0,407 5337,407 5337,0 0,0">
          <text:p/>
        </draw:polygon>
        <draw:frame draw:style-name="gr2" draw:text-style-name="P3" draw:layer="layout" svg:width="2.415cm" svg:height="0.395cm" svg:x="16.607cm" svg:y="1.109cm">
          <draw:text-box>
            <text:p text:style-name="P2"><text:span text:style-name="T1">2. SEMESTER </text:span></text:p>
          </draw:text-box>
        </draw:frame>
        <draw:polygon draw:style-name="gr1" draw:text-style-name="P1" draw:layer="layout" svg:width="5.923cm" svg:height="0.601cm" svg:x="13.07cm" svg:y="1.617cm" svg:viewBox="0 0 5924 602" draw:points="0,602 5924,602 5924,0 0,0">
          <text:p/>
        </draw:polygon>
        <draw:polygon draw:style-name="gr1" draw:text-style-name="P1" draw:layer="layout" svg:width="5.737cm" svg:height="0.406cm" svg:x="13.163cm" svg:y="1.714cm" svg:viewBox="0 0 5738 407" draw:points="0,407 5738,407 5738,0 0,0">
          <text:p/>
        </draw:polygon>
        <draw:frame draw:style-name="gr2" draw:text-style-name="P3" draw:layer="layout" svg:width="3.994cm" svg:height="0.395cm" svg:x="2.104cm" svg:y="1.718cm">
          <draw:text-box>
            <text:p text:style-name="P2"><text:span text:style-name="T1">2016/04/18 – 2016/04/22 </text:span></text:p>
          </draw:text-box>
        </draw:frame>
        <draw:polygon draw:style-name="gr3" draw:text-style-name="P4" draw:layer="layout" svg:width="0.008cm" svg:height="0.106cm" svg:x="1.998cm" svg:y="1.608cm" svg:viewBox="0 0 9 107" draw:points="0,107 9,107 9,0 0,0">
          <text:p/>
        </draw:polygon>
        <draw:polygon draw:style-name="gr3" draw:text-style-name="P4" draw:layer="layout" svg:width="5.526cm" svg:height="0.009cm" svg:x="2.006cm" svg:y="1.608cm" svg:viewBox="0 0 5527 10" draw:points="0,10 5527,10 5527,0 0,0">
          <text:p/>
        </draw:polygon>
        <draw:polygon draw:style-name="gr1" draw:text-style-name="P1" draw:layer="layout" svg:width="5.526cm" svg:height="0.097cm" svg:x="2.006cm" svg:y="1.617cm" svg:viewBox="0 0 5527 98" draw:points="0,98 5527,98 5527,0 0,0">
          <text:p/>
        </draw:polygon>
        <draw:polygon draw:style-name="gr3" draw:text-style-name="P4" draw:layer="layout" svg:width="0.009cm" svg:height="0.106cm" svg:x="7.532cm" svg:y="1.608cm" svg:viewBox="0 0 10 107" draw:points="0,107 10,107 10,0 0,0">
          <text:p/>
        </draw:polygon>
        <draw:polygon draw:style-name="gr3" draw:text-style-name="P4" draw:layer="layout" svg:width="0.008cm" svg:height="0.106cm" svg:x="13.062cm" svg:y="1.608cm" svg:viewBox="0 0 9 107" draw:points="0,107 9,107 9,0 0,0">
          <text:p/>
        </draw:polygon>
        <draw:polygon draw:style-name="gr3" draw:text-style-name="P4" draw:layer="layout" svg:width="5.923cm" svg:height="0.009cm" svg:x="13.07cm" svg:y="1.608cm" svg:viewBox="0 0 5924 10" draw:points="0,10 5924,10 5924,0 0,0">
          <text:p/>
        </draw:polygon>
        <draw:polygon draw:style-name="gr1" draw:text-style-name="P1" draw:layer="layout" svg:width="5.923cm" svg:height="0.097cm" svg:x="13.07cm" svg:y="1.617cm" svg:viewBox="0 0 5924 98" draw:points="0,98 5924,98 5924,0 0,0">
          <text:p/>
        </draw:polygon>
        <draw:polygon draw:style-name="gr3" draw:text-style-name="P4" draw:layer="layout" svg:width="0.008cm" svg:height="0.106cm" svg:x="18.994cm" svg:y="1.608cm" svg:viewBox="0 0 9 107" draw:points="0,107 9,107 9,0 0,0">
          <text:p/>
        </draw:polygon>
        <draw:polygon draw:style-name="gr1" draw:text-style-name="P1" draw:layer="layout" svg:width="5.535cm" svg:height="0.098cm" svg:x="2.002cm" svg:y="2.12cm" svg:viewBox="0 0 5536 99" draw:points="0,99 5536,99 5536,0 0,0">
          <text:p/>
        </draw:polygon>
        <draw:polygon draw:style-name="gr3" draw:text-style-name="P4" draw:layer="layout" svg:width="0.008cm" svg:height="0.504cm" svg:x="1.998cm" svg:y="1.714cm" svg:viewBox="0 0 9 505" draw:points="0,505 9,505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5.526cm" svg:height="0.008cm" svg:x="2.006cm" svg:y="2.218cm" svg:viewBox="0 0 5527 9" draw:points="0,9 5527,9 5527,0 0,0">
          <text:p/>
        </draw:polygon>
        <draw:polygon draw:style-name="gr1" draw:text-style-name="P1" draw:layer="layout" svg:width="5.529cm" svg:height="0.098cm" svg:x="7.537cm" svg:y="2.12cm" svg:viewBox="0 0 5530 99" draw:points="0,99 5530,99 5530,0 0,0">
          <text:p/>
        </draw:polygon>
        <draw:polygon draw:style-name="gr3" draw:text-style-name="P4" draw:layer="layout" svg:width="0.009cm" svg:height="0.504cm" svg:x="7.532cm" svg:y="1.714cm" svg:viewBox="0 0 10 505" draw:points="0,505 10,505 10,0 0,0">
          <text:p/>
        </draw:polygon>
        <draw:polygon draw:style-name="gr3" draw:text-style-name="P4" draw:layer="layout" svg:width="0.009cm" svg:height="0.008cm" svg:x="7.532cm" svg:y="2.218cm" svg:viewBox="0 0 10 9" draw:points="0,9 10,9 10,0 0,0">
          <text:p/>
        </draw:polygon>
        <draw:polygon draw:style-name="gr3" draw:text-style-name="P4" draw:layer="layout" svg:width="5.521cm" svg:height="0.008cm" svg:x="7.541cm" svg:y="2.218cm" svg:viewBox="0 0 5522 9" draw:points="0,9 5522,9 5522,0 0,0">
          <text:p/>
        </draw:polygon>
        <draw:polygon draw:style-name="gr1" draw:text-style-name="P1" draw:layer="layout" svg:width="5.932cm" svg:height="0.098cm" svg:x="13.066cm" svg:y="2.12cm" svg:viewBox="0 0 5933 99" draw:points="0,99 5933,99 5933,0 0,0">
          <text:p/>
        </draw:polygon>
        <draw:polygon draw:style-name="gr3" draw:text-style-name="P4" draw:layer="layout" svg:width="0.008cm" svg:height="0.504cm" svg:x="13.062cm" svg:y="1.714cm" svg:viewBox="0 0 9 505" draw:points="0,505 9,505 9,0 0,0">
          <text:p/>
        </draw:polygon>
        <draw:polygon draw:style-name="gr3" draw:text-style-name="P4" draw:layer="layout" svg:width="0.008cm" svg:height="0.008cm" svg:x="13.062cm" svg:y="2.218cm" svg:viewBox="0 0 9 9" draw:points="0,9 9,9 9,0 0,0">
          <text:p/>
        </draw:polygon>
        <draw:polygon draw:style-name="gr3" draw:text-style-name="P4" draw:layer="layout" svg:width="5.923cm" svg:height="0.008cm" svg:x="13.07cm" svg:y="2.218cm" svg:viewBox="0 0 5924 9" draw:points="0,9 5924,9 5924,0 0,0">
          <text:p/>
        </draw:polygon>
        <draw:polygon draw:style-name="gr3" draw:text-style-name="P4" draw:layer="layout" svg:width="0.008cm" svg:height="0.504cm" svg:x="18.994cm" svg:y="1.714cm" svg:viewBox="0 0 9 505" draw:points="0,505 9,505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frame draw:style-name="gr2" draw:text-style-name="P3" draw:layer="layout" svg:width="2.047cm" svg:height="0.395cm" svg:x="16.975cm" svg:y="1.718cm">
          <draw:text-box>
            <text:p text:style-name="P2"><text:span text:style-name="T1">KW 16 2016 </text:span></text:p>
          </draw:text-box>
        </draw:frame>
        <draw:frame draw:style-name="gr4" draw:text-style-name="P5" draw:layer="layout" svg:width="0.388cm" svg:height="0.433cm" svg:x="1.998cm" svg:y="2.2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4.2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4.29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2cm" svg:height="0.008cm" svg:x="1.955cm" svg:y="24.832cm" svg:viewBox="0 0 5693 9" draw:points="0,9 5693,9 5693,0 0,0">
          <text:p/>
        </draw:polygon>
        <draw:polygon draw:style-name="gr5" draw:text-style-name="P6" draw:layer="layout" svg:width="5.695cm" svg:height="0.008cm" svg:x="13.29cm" svg:y="24.832cm" svg:viewBox="0 0 5696 9" draw:points="0,9 5696,9 5696,0 0,0">
          <text:p/>
        </draw:polygon>
        <draw:frame draw:style-name="gr4" draw:text-style-name="P5" draw:layer="layout" svg:width="0.388cm" svg:height="0.433cm" svg:x="13.414cm" svg:y="24.2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39cm" svg:height="0.395cm" svg:x="2.079cm" svg:y="24.942cm">
          <draw:text-box>
            <text:p text:style-name="P2"><text:span text:style-name="T3">Unterschrift Ausbilder </text:span></text:p>
          </draw:text-box>
        </draw:frame>
        <draw:frame draw:style-name="gr2" draw:text-style-name="P3" draw:layer="layout" svg:width="4.396cm" svg:height="0.395cm" svg:x="14.565cm" svg:y="24.942cm">
          <draw:text-box>
            <text:p text:style-name="P2"><text:span text:style-name="T3">Unterschrift Auszubildender </text:span></text:p>
          </draw:text-box>
        </draw:frame>
        <draw:frame draw:style-name="gr4" draw:text-style-name="P5" draw:layer="layout" svg:width="0.388cm" svg:height="0.433cm" svg:x="1.998cm" svg:y="25.4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.998cm" svg:y="25.89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6.439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5cm" svg:height="0.009cm" svg:x="7.621cm" svg:y="26.973cm" svg:viewBox="0 0 5696 10" draw:points="0,10 5696,10 5696,0 0,0">
          <text:p/>
        </draw:polygon>
        <draw:frame draw:style-name="gr4" draw:text-style-name="P5" draw:layer="layout" svg:width="0.388cm" svg:height="0.433cm" svg:x="13.414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7.0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87cm" svg:height="0.395cm" svg:x="7.025cm" svg:y="27.084cm">
          <draw:text-box>
            <text:p text:style-name="P2"><text:span text:style-name="T3">Unterschrift Klassenlehrer/Außerbetriebliche </text:span></text:p>
          </draw:text-box>
        </draw:frame>
        <draw:frame draw:style-name="gr2" draw:text-style-name="P3" draw:layer="layout" svg:width="1.852cm" svg:height="0.395cm" svg:x="9.599cm" svg:y="27.49cm">
          <draw:text-box>
            <text:p text:style-name="P2"><text:span text:style-name="T3">Fortbildung </text:span></text:p>
          </draw:text-box>
        </draw:frame>
        <draw:frame draw:style-name="gr4" draw:text-style-name="P5" draw:layer="layout" svg:width="0.388cm" svg:height="0.433cm" svg:x="18.888cm" svg:y="27.08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785cm" svg:height="1.495cm" svg:x="2.01cm" svg:y="3.005cm" svg:viewBox="0 0 4786 1496" draw:points="0,1496 4786,1496 4786,0 0,0">
          <text:p/>
        </draw:polygon>
        <draw:polygon draw:style-name="gr6" draw:text-style-name="P7" draw:layer="layout" svg:width="4.594cm" svg:height="0.402cm" svg:x="2.103cm" svg:y="3.552cm" svg:viewBox="0 0 4595 403" draw:points="0,403 4595,403 4595,0 0,0">
          <text:p/>
        </draw:polygon>
        <draw:frame draw:style-name="gr4" draw:text-style-name="P5" draw:layer="layout" svg:width="0.388cm" svg:height="0.433cm" svg:x="1.998cm" svg:y="27.99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217cm" svg:height="1.495cm" svg:x="6.795cm" svg:y="3.005cm" svg:viewBox="0 0 5218 1496" draw:points="0,1496 5218,1496 5218,0 0,0">
          <text:p/>
        </draw:polygon>
        <draw:polygon draw:style-name="gr6" draw:text-style-name="P7" draw:layer="layout" svg:width="5.022cm" svg:height="0.402cm" svg:x="6.893cm" svg:y="3.552cm" svg:viewBox="0 0 5023 403" draw:points="0,403 5023,403 5023,0 0,0">
          <text:p/>
        </draw:polygon>
        <draw:frame draw:style-name="gr2" draw:text-style-name="P3" draw:layer="layout" svg:width="0.819cm" svg:height="0.395cm" svg:x="4.048cm" svg:y="3.556cm">
          <draw:text-box>
            <text:p text:style-name="P2"><text:span text:style-name="T1">TAG </text:span></text:p>
          </draw:text-box>
        </draw:frame>
        <draw:polygon draw:style-name="gr6" draw:text-style-name="P7" draw:layer="layout" svg:width="3.992cm" svg:height="1.495cm" svg:x="12.016cm" svg:y="3.005cm" svg:viewBox="0 0 3993 1496" draw:points="0,1496 3993,1496 3993,0 0,0">
          <text:p/>
        </draw:polygon>
        <draw:polygon draw:style-name="gr6" draw:text-style-name="P7" draw:layer="layout" svg:width="3.802cm" svg:height="0.402cm" svg:x="12.109cm" svg:y="3.552cm" svg:viewBox="0 0 3803 403" draw:points="0,403 3803,403 3803,0 0,0">
          <text:p/>
        </draw:polygon>
        <draw:frame draw:style-name="gr2" draw:text-style-name="P3" draw:layer="layout" svg:width="1.365cm" svg:height="0.395cm" svg:x="8.782cm" svg:y="3.556cm">
          <draw:text-box>
            <text:p text:style-name="P2"><text:span text:style-name="T1">INHALT </text:span></text:p>
          </draw:text-box>
        </draw:frame>
        <draw:polygon draw:style-name="gr6" draw:text-style-name="P7" draw:layer="layout" svg:width="2.973cm" svg:height="1.495cm" svg:x="16.012cm" svg:y="3.005cm" svg:viewBox="0 0 2974 1496" draw:points="0,1496 2974,1496 2974,0 0,0">
          <text:p/>
        </draw:polygon>
        <draw:polygon draw:style-name="gr6" draw:text-style-name="P7" draw:layer="layout" svg:width="2.786cm" svg:height="0.402cm" svg:x="16.106cm" svg:y="3.552cm" svg:viewBox="0 0 2787 403" draw:points="0,403 2787,403 2787,0 0,0">
          <text:p/>
        </draw:polygon>
        <draw:frame draw:style-name="gr2" draw:text-style-name="P3" draw:layer="layout" svg:width="2.402cm" svg:height="0.395cm" svg:x="12.872cm" svg:y="3.556cm">
          <draw:text-box>
            <text:p text:style-name="P2"><text:span text:style-name="T1">ARBEITSZEIT </text:span></text:p>
          </draw:text-box>
        </draw:frame>
        <draw:polygon draw:style-name="gr3" draw:text-style-name="P4" draw:layer="layout" svg:width="0.008cm" svg:height="0.106cm" svg:x="1.998cm" svg:y="2.997cm" svg:viewBox="0 0 9 107" draw:points="0,107 9,107 9,0 0,0">
          <text:p/>
        </draw:polygon>
        <draw:polygon draw:style-name="gr3" draw:text-style-name="P4" draw:layer="layout" svg:width="0.008cm" svg:height="0.008cm" svg:x="1.998cm" svg:y="2.997cm" svg:viewBox="0 0 9 9" draw:points="0,9 9,9 9,0 0,0">
          <text:p/>
        </draw:polygon>
        <draw:polygon draw:style-name="gr3" draw:text-style-name="P4" draw:layer="layout" svg:width="4.78cm" svg:height="0.008cm" svg:x="2.006cm" svg:y="2.997cm" svg:viewBox="0 0 4781 9" draw:points="0,9 4781,9 4781,0 0,0">
          <text:p/>
        </draw:polygon>
        <draw:polygon draw:style-name="gr6" draw:text-style-name="P7" draw:layer="layout" svg:width="4.78cm" svg:height="0.098cm" svg:x="2.006cm" svg:y="3.005cm" svg:viewBox="0 0 4781 99" draw:points="0,99 4781,99 4781,0 0,0">
          <text:p/>
        </draw:polygon>
        <draw:polygon draw:style-name="gr3" draw:text-style-name="P4" draw:layer="layout" svg:width="0.009cm" svg:height="0.098cm" svg:x="6.786cm" svg:y="3.005cm" svg:viewBox="0 0 10 99" draw:points="0,99 10,99 10,0 0,0">
          <text:p/>
        </draw:polygon>
        <draw:polygon draw:style-name="gr3" draw:text-style-name="P4" draw:layer="layout" svg:width="0.009cm" svg:height="0.008cm" svg:x="6.786cm" svg:y="2.997cm" svg:viewBox="0 0 10 9" draw:points="0,9 10,9 10,0 0,0">
          <text:p/>
        </draw:polygon>
        <draw:polygon draw:style-name="gr3" draw:text-style-name="P4" draw:layer="layout" svg:width="5.213cm" svg:height="0.008cm" svg:x="6.795cm" svg:y="2.997cm" svg:viewBox="0 0 5214 9" draw:points="0,9 5214,9 5214,0 0,0">
          <text:p/>
        </draw:polygon>
        <draw:polygon draw:style-name="gr6" draw:text-style-name="P7" draw:layer="layout" svg:width="5.213cm" svg:height="0.098cm" svg:x="6.795cm" svg:y="3.005cm" svg:viewBox="0 0 5214 99" draw:points="0,99 5214,99 5214,0 0,0">
          <text:p/>
        </draw:polygon>
        <draw:polygon draw:style-name="gr3" draw:text-style-name="P4" draw:layer="layout" svg:width="0.008cm" svg:height="0.098cm" svg:x="12.008cm" svg:y="3.005cm" svg:viewBox="0 0 9 99" draw:points="0,99 9,99 9,0 0,0">
          <text:p/>
        </draw:polygon>
        <draw:polygon draw:style-name="gr3" draw:text-style-name="P4" draw:layer="layout" svg:width="0.008cm" svg:height="0.008cm" svg:x="12.008cm" svg:y="2.997cm" svg:viewBox="0 0 9 9" draw:points="0,9 9,9 9,0 0,0">
          <text:p/>
        </draw:polygon>
        <draw:polygon draw:style-name="gr3" draw:text-style-name="P4" draw:layer="layout" svg:width="3.984cm" svg:height="0.008cm" svg:x="12.016cm" svg:y="2.997cm" svg:viewBox="0 0 3985 9" draw:points="0,9 3985,9 3985,0 0,0">
          <text:p/>
        </draw:polygon>
        <draw:polygon draw:style-name="gr6" draw:text-style-name="P7" draw:layer="layout" svg:width="3.984cm" svg:height="0.098cm" svg:x="12.016cm" svg:y="3.005cm" svg:viewBox="0 0 3985 99" draw:points="0,99 3985,99 3985,0 0,0">
          <text:p/>
        </draw:polygon>
        <draw:polygon draw:style-name="gr3" draw:text-style-name="P4" draw:layer="layout" svg:width="0.008cm" svg:height="0.098cm" svg:x="16cm" svg:y="3.005cm" svg:viewBox="0 0 9 99" draw:points="0,99 9,99 9,0 0,0">
          <text:p/>
        </draw:polygon>
        <draw:polygon draw:style-name="gr3" draw:text-style-name="P4" draw:layer="layout" svg:width="0.008cm" svg:height="0.008cm" svg:x="16cm" svg:y="2.997cm" svg:viewBox="0 0 9 9" draw:points="0,9 9,9 9,0 0,0">
          <text:p/>
        </draw:polygon>
        <draw:polygon draw:style-name="gr3" draw:text-style-name="P4" draw:layer="layout" svg:width="2.977cm" svg:height="0.008cm" svg:x="16.008cm" svg:y="2.997cm" svg:viewBox="0 0 2978 9" draw:points="0,9 2978,9 2978,0 0,0">
          <text:p/>
        </draw:polygon>
        <draw:polygon draw:style-name="gr6" draw:text-style-name="P7" draw:layer="layout" svg:width="2.977cm" svg:height="0.098cm" svg:x="16.008cm" svg:y="3.005cm" svg:viewBox="0 0 2978 99" draw:points="0,99 2978,99 2978,0 0,0">
          <text:p/>
        </draw:polygon>
        <draw:polygon draw:style-name="gr3" draw:text-style-name="P4" draw:layer="layout" svg:width="0.009cm" svg:height="0.106cm" svg:x="18.985cm" svg:y="2.997cm" svg:viewBox="0 0 10 107" draw:points="0,107 10,107 10,0 0,0">
          <text:p/>
        </draw:polygon>
        <draw:polygon draw:style-name="gr3" draw:text-style-name="P4" draw:layer="layout" svg:width="0.009cm" svg:height="0.008cm" svg:x="18.985cm" svg:y="2.997cm" svg:viewBox="0 0 10 9" draw:points="0,9 10,9 10,0 0,0">
          <text:p/>
        </draw:polygon>
        <draw:polygon draw:style-name="gr6" draw:text-style-name="P7" draw:layer="layout" svg:width="4.788cm" svg:height="0.097cm" svg:x="2.002cm" svg:y="4.403cm" svg:viewBox="0 0 4789 98" draw:points="0,98 4789,98 4789,0 0,0">
          <text:p/>
        </draw:polygon>
        <draw:polygon draw:style-name="gr3" draw:text-style-name="P4" draw:layer="layout" svg:width="0.008cm" svg:height="1.398cm" svg:x="1.998cm" svg:y="3.102cm" svg:viewBox="0 0 9 1399" draw:points="0,1399 9,1399 9,0 0,0">
          <text:p/>
        </draw:polygon>
        <draw:polygon draw:style-name="gr6" draw:text-style-name="P7" draw:layer="layout" svg:width="5.222cm" svg:height="0.097cm" svg:x="6.79cm" svg:y="4.403cm" svg:viewBox="0 0 5223 98" draw:points="0,98 5223,98 5223,0 0,0">
          <text:p/>
        </draw:polygon>
        <draw:polygon draw:style-name="gr3" draw:text-style-name="P4" draw:layer="layout" svg:width="0.009cm" svg:height="1.398cm" svg:x="6.786cm" svg:y="3.102cm" svg:viewBox="0 0 10 1399" draw:points="0,1399 10,1399 10,0 0,0">
          <text:p/>
        </draw:polygon>
        <draw:polygon draw:style-name="gr6" draw:text-style-name="P7" draw:layer="layout" svg:width="3.992cm" svg:height="0.097cm" svg:x="12.012cm" svg:y="4.403cm" svg:viewBox="0 0 3993 98" draw:points="0,98 3993,98 3993,0 0,0">
          <text:p/>
        </draw:polygon>
        <draw:polygon draw:style-name="gr3" draw:text-style-name="P4" draw:layer="layout" svg:width="0.008cm" svg:height="1.398cm" svg:x="12.008cm" svg:y="3.102cm" svg:viewBox="0 0 9 1399" draw:points="0,1399 9,1399 9,0 0,0">
          <text:p/>
        </draw:polygon>
        <draw:polygon draw:style-name="gr6" draw:text-style-name="P7" draw:layer="layout" svg:width="2.985cm" svg:height="0.097cm" svg:x="16.004cm" svg:y="4.403cm" svg:viewBox="0 0 2986 98" draw:points="0,98 2986,98 2986,0 0,0">
          <text:p/>
        </draw:polygon>
        <draw:polygon draw:style-name="gr3" draw:text-style-name="P4" draw:layer="layout" svg:width="0.008cm" svg:height="1.398cm" svg:x="16cm" svg:y="3.102cm" svg:viewBox="0 0 9 1399" draw:points="0,1399 9,1399 9,0 0,0">
          <text:p/>
        </draw:polygon>
        <draw:polygon draw:style-name="gr3" draw:text-style-name="P4" draw:layer="layout" svg:width="0.009cm" svg:height="1.398cm" svg:x="18.985cm" svg:y="3.102cm" svg:viewBox="0 0 10 1399" draw:points="0,1399 10,1399 10,0 0,0">
          <text:p/>
        </draw:polygon>
        <draw:polygon draw:style-name="gr1" draw:text-style-name="P1" draw:layer="layout" svg:width="4.785cm" svg:height="2.629cm" svg:x="2.01cm" svg:y="4.496cm" svg:viewBox="0 0 4786 2630" draw:points="0,2630 4786,2630 4786,0 0,0">
          <text:p/>
        </draw:polygon>
        <draw:polygon draw:style-name="gr1" draw:text-style-name="P1" draw:layer="layout" svg:width="4.594cm" svg:height="0.407cm" svg:x="2.103cm" svg:y="5.609cm" svg:viewBox="0 0 4595 408" draw:points="0,408 4595,408 4595,0 0,0">
          <text:p/>
        </draw:polygon>
        <draw:frame draw:style-name="gr2" draw:text-style-name="P3" draw:layer="layout" svg:width="0.844cm" svg:height="0.395cm" svg:x="17.132cm" svg:y="3.556cm">
          <draw:text-box>
            <text:p text:style-name="P2"><text:span text:style-name="T1">ORT </text:span></text:p>
          </draw:text-box>
        </draw:frame>
        <draw:polygon draw:style-name="gr1" draw:text-style-name="P1" draw:layer="layout" svg:width="5.217cm" svg:height="2.629cm" svg:x="6.795cm" svg:y="4.496cm" svg:viewBox="0 0 5218 2630" draw:points="0,2630 5218,2630 5218,0 0,0">
          <text:p/>
        </draw:polygon>
        <draw:polygon draw:style-name="gr1" draw:text-style-name="P1" draw:layer="layout" svg:width="5.022cm" svg:height="0.407cm" svg:x="6.893cm" svg:y="4.593cm" svg:viewBox="0 0 5023 408" draw:points="0,408 5023,408 5023,0 0,0">
          <text:p/>
        </draw:polygon>
        <draw:frame draw:style-name="gr2" draw:text-style-name="P3" draw:layer="layout" svg:width="3.782cm" svg:height="0.395cm" svg:x="2.583cm" svg:y="5.614cm">
          <draw:text-box>
            <text:p text:style-name="P2"><text:span text:style-name="T1">2016/04/18 – MONTAG </text:span></text:p>
          </draw:text-box>
        </draw:frame>
        <draw:polygon draw:style-name="gr1" draw:text-style-name="P1" draw:layer="layout" svg:width="5.022cm" svg:height="0.406cm" svg:x="6.893cm" svg:y="5cm" svg:viewBox="0 0 5023 407" draw:points="0,407 5023,407 5023,0 0,0">
          <text:p/>
        </draw:polygon>
        <draw:frame draw:style-name="gr2" draw:text-style-name="P3" draw:layer="layout" svg:width="0.35cm" svg:height="0.395cm" svg:x="9.721cm" svg:y="4.5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5.406cm" svg:viewBox="0 0 5023 408" draw:points="0,408 5023,408 5023,0 0,0">
          <text:p/>
        </draw:polygon>
        <draw:frame draw:style-name="gr2" draw:text-style-name="P3" draw:layer="layout" svg:width="4.972cm" svg:height="0.395cm" svg:x="7.008cm" svg:y="5.004cm">
          <draw:text-box>
            <text:p text:style-name="P2"><text:span text:style-name="T4">PROJEKT: </text:span><text:span text:style-name="T3">Projektseite für den </text:span></text:p>
          </draw:text-box>
        </draw:frame>
        <draw:polygon draw:style-name="gr1" draw:text-style-name="P1" draw:layer="layout" svg:width="5.022cm" svg:height="0.406cm" svg:x="6.893cm" svg:y="5.813cm" svg:viewBox="0 0 5023 407" draw:points="0,407 5023,407 5023,0 0,0">
          <text:p/>
        </draw:polygon>
        <draw:frame draw:style-name="gr2" draw:text-style-name="P3" draw:layer="layout" svg:width="3.605cm" svg:height="0.395cm" svg:x="7.685cm" svg:y="5.41cm">
          <draw:text-box>
            <text:p text:style-name="P2"><text:span text:style-name="T3">Internetauftritt mit dem </text:span></text:p>
          </draw:text-box>
        </draw:frame>
        <draw:polygon draw:style-name="gr1" draw:text-style-name="P1" draw:layer="layout" svg:width="5.022cm" svg:height="0.406cm" svg:x="6.893cm" svg:y="6.219cm" svg:viewBox="0 0 5023 407" draw:points="0,407 5023,407 5023,0 0,0">
          <text:p/>
        </draw:polygon>
        <draw:frame draw:style-name="gr2" draw:text-style-name="P3" draw:layer="layout" svg:width="4.654cm" svg:height="0.395cm" svg:x="7.165cm" svg:y="5.817cm">
          <draw:text-box>
            <text:p text:style-name="P2"><text:span text:style-name="T3">vorhanden Inhalt gefüllt, CSS </text:span></text:p>
          </draw:text-box>
        </draw:frame>
        <draw:polygon draw:style-name="gr1" draw:text-style-name="P1" draw:layer="layout" svg:width="5.022cm" svg:height="0.403cm" svg:x="6.893cm" svg:y="6.625cm" svg:viewBox="0 0 5023 404" draw:points="0,404 5023,404 5023,0 0,0">
          <text:p/>
        </draw:polygon>
        <draw:frame draw:style-name="gr2" draw:text-style-name="P3" draw:layer="layout" svg:width="4.815cm" svg:height="0.395cm" svg:x="7.088cm" svg:y="6.223cm">
          <draw:text-box>
            <text:p text:style-name="P2"><text:span text:style-name="T3">verfeinert, HTML geschrieben. </text:span></text:p>
          </draw:text-box>
        </draw:frame>
        <draw:polygon draw:style-name="gr1" draw:text-style-name="P1" draw:layer="layout" svg:width="3.992cm" svg:height="2.629cm" svg:x="12.016cm" svg:y="4.496cm" svg:viewBox="0 0 3993 2630" draw:points="0,2630 3993,2630 3993,0 0,0">
          <text:p/>
        </draw:polygon>
        <draw:polygon draw:style-name="gr1" draw:text-style-name="P1" draw:layer="layout" svg:width="3.802cm" svg:height="0.407cm" svg:x="12.109cm" svg:y="5.609cm" svg:viewBox="0 0 3803 408" draw:points="0,408 3803,408 3803,0 0,0">
          <text:p/>
        </draw:polygon>
        <draw:frame draw:style-name="gr2" draw:text-style-name="P3" draw:layer="layout" svg:width="0.35cm" svg:height="0.395cm" svg:x="9.404cm" svg:y="6.6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2.629cm" svg:x="16.012cm" svg:y="4.496cm" svg:viewBox="0 0 2974 2630" draw:points="0,2630 2974,2630 2974,0 0,0">
          <text:p/>
        </draw:polygon>
        <draw:polygon draw:style-name="gr1" draw:text-style-name="P1" draw:layer="layout" svg:width="2.786cm" svg:height="0.407cm" svg:x="16.106cm" svg:y="5.609cm" svg:viewBox="0 0 2787 408" draw:points="0,408 2787,408 2787,0 0,0">
          <text:p/>
        </draw:polygon>
        <draw:frame draw:style-name="gr2" draw:text-style-name="P3" draw:layer="layout" svg:width="2.047cm" svg:height="0.395cm" svg:x="13.05cm" svg:y="5.614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4.5cm" svg:viewBox="0 0 9 99" draw:points="0,99 9,99 9,0 0,0">
          <text:p/>
        </draw:polygon>
        <draw:polygon draw:style-name="gr3" draw:text-style-name="P4" draw:layer="layout" svg:width="4.78cm" svg:height="0.009cm" svg:x="2.006cm" svg:y="4.5cm" svg:viewBox="0 0 4781 10" draw:points="0,10 4781,10 4781,0 0,0">
          <text:p/>
        </draw:polygon>
        <draw:polygon draw:style-name="gr1" draw:text-style-name="P1" draw:layer="layout" svg:width="4.78cm" svg:height="0.089cm" svg:x="2.006cm" svg:y="4.509cm" svg:viewBox="0 0 4781 90" draw:points="0,90 4781,90 4781,0 0,0">
          <text:p/>
        </draw:polygon>
        <draw:polygon draw:style-name="gr3" draw:text-style-name="P4" draw:layer="layout" svg:width="0.009cm" svg:height="0.098cm" svg:x="6.786cm" svg:y="4.5cm" svg:viewBox="0 0 10 99" draw:points="0,99 10,99 10,0 0,0">
          <text:p/>
        </draw:polygon>
        <draw:polygon draw:style-name="gr3" draw:text-style-name="P4" draw:layer="layout" svg:width="5.213cm" svg:height="0.009cm" svg:x="6.795cm" svg:y="4.5cm" svg:viewBox="0 0 5214 10" draw:points="0,10 5214,10 5214,0 0,0">
          <text:p/>
        </draw:polygon>
        <draw:polygon draw:style-name="gr1" draw:text-style-name="P1" draw:layer="layout" svg:width="5.213cm" svg:height="0.089cm" svg:x="6.795cm" svg:y="4.509cm" svg:viewBox="0 0 5214 90" draw:points="0,90 5214,90 5214,0 0,0">
          <text:p/>
        </draw:polygon>
        <draw:polygon draw:style-name="gr3" draw:text-style-name="P4" draw:layer="layout" svg:width="0.008cm" svg:height="0.098cm" svg:x="12.008cm" svg:y="4.5cm" svg:viewBox="0 0 9 99" draw:points="0,99 9,99 9,0 0,0">
          <text:p/>
        </draw:polygon>
        <draw:polygon draw:style-name="gr3" draw:text-style-name="P4" draw:layer="layout" svg:width="3.984cm" svg:height="0.009cm" svg:x="12.016cm" svg:y="4.5cm" svg:viewBox="0 0 3985 10" draw:points="0,10 3985,10 3985,0 0,0">
          <text:p/>
        </draw:polygon>
        <draw:polygon draw:style-name="gr1" draw:text-style-name="P1" draw:layer="layout" svg:width="3.984cm" svg:height="0.089cm" svg:x="12.016cm" svg:y="4.509cm" svg:viewBox="0 0 3985 90" draw:points="0,90 3985,90 3985,0 0,0">
          <text:p/>
        </draw:polygon>
        <draw:polygon draw:style-name="gr3" draw:text-style-name="P4" draw:layer="layout" svg:width="0.008cm" svg:height="0.098cm" svg:x="16cm" svg:y="4.5cm" svg:viewBox="0 0 9 99" draw:points="0,99 9,99 9,0 0,0">
          <text:p/>
        </draw:polygon>
        <draw:polygon draw:style-name="gr3" draw:text-style-name="P4" draw:layer="layout" svg:width="2.977cm" svg:height="0.009cm" svg:x="16.008cm" svg:y="4.5cm" svg:viewBox="0 0 2978 10" draw:points="0,10 2978,10 2978,0 0,0">
          <text:p/>
        </draw:polygon>
        <draw:polygon draw:style-name="gr1" draw:text-style-name="P1" draw:layer="layout" svg:width="2.977cm" svg:height="0.089cm" svg:x="16.008cm" svg:y="4.509cm" svg:viewBox="0 0 2978 90" draw:points="0,90 2978,90 2978,0 0,0">
          <text:p/>
        </draw:polygon>
        <draw:polygon draw:style-name="gr3" draw:text-style-name="P4" draw:layer="layout" svg:width="0.009cm" svg:height="0.098cm" svg:x="18.985cm" svg:y="4.5cm" svg:viewBox="0 0 10 99" draw:points="0,99 10,99 10,0 0,0">
          <text:p/>
        </draw:polygon>
        <draw:polygon draw:style-name="gr1" draw:text-style-name="P1" draw:layer="layout" svg:width="4.788cm" svg:height="0.097cm" svg:x="2.002cm" svg:y="7.028cm" svg:viewBox="0 0 4789 98" draw:points="0,98 4789,98 4789,0 0,0">
          <text:p/>
        </draw:polygon>
        <draw:polygon draw:style-name="gr3" draw:text-style-name="P4" draw:layer="layout" svg:width="0.008cm" svg:height="2.527cm" svg:x="1.998cm" svg:y="4.598cm" svg:viewBox="0 0 9 2528" draw:points="0,2528 9,2528 9,0 0,0">
          <text:p/>
        </draw:polygon>
        <draw:polygon draw:style-name="gr1" draw:text-style-name="P1" draw:layer="layout" svg:width="5.222cm" svg:height="0.097cm" svg:x="6.79cm" svg:y="7.028cm" svg:viewBox="0 0 5223 98" draw:points="0,98 5223,98 5223,0 0,0">
          <text:p/>
        </draw:polygon>
        <draw:polygon draw:style-name="gr3" draw:text-style-name="P4" draw:layer="layout" svg:width="0.009cm" svg:height="2.527cm" svg:x="6.786cm" svg:y="4.598cm" svg:viewBox="0 0 10 2528" draw:points="0,2528 10,2528 10,0 0,0">
          <text:p/>
        </draw:polygon>
        <draw:polygon draw:style-name="gr1" draw:text-style-name="P1" draw:layer="layout" svg:width="3.992cm" svg:height="0.097cm" svg:x="12.012cm" svg:y="7.028cm" svg:viewBox="0 0 3993 98" draw:points="0,98 3993,98 3993,0 0,0">
          <text:p/>
        </draw:polygon>
        <draw:polygon draw:style-name="gr3" draw:text-style-name="P4" draw:layer="layout" svg:width="0.008cm" svg:height="2.527cm" svg:x="12.008cm" svg:y="4.598cm" svg:viewBox="0 0 9 2528" draw:points="0,2528 9,2528 9,0 0,0">
          <text:p/>
        </draw:polygon>
        <draw:polygon draw:style-name="gr1" draw:text-style-name="P1" draw:layer="layout" svg:width="2.985cm" svg:height="0.097cm" svg:x="16.004cm" svg:y="7.028cm" svg:viewBox="0 0 2986 98" draw:points="0,98 2986,98 2986,0 0,0">
          <text:p/>
        </draw:polygon>
        <draw:polygon draw:style-name="gr3" draw:text-style-name="P4" draw:layer="layout" svg:width="0.008cm" svg:height="2.527cm" svg:x="16cm" svg:y="4.598cm" svg:viewBox="0 0 9 2528" draw:points="0,2528 9,2528 9,0 0,0">
          <text:p/>
        </draw:polygon>
        <draw:polygon draw:style-name="gr3" draw:text-style-name="P4" draw:layer="layout" svg:width="0.009cm" svg:height="2.527cm" svg:x="18.985cm" svg:y="4.598cm" svg:viewBox="0 0 10 2528" draw:points="0,2528 10,2528 10,0 0,0">
          <text:p/>
        </draw:polygon>
        <draw:polygon draw:style-name="gr1" draw:text-style-name="P1" draw:layer="layout" svg:width="4.785cm" svg:height="5.513cm" svg:x="2.01cm" svg:y="7.125cm" svg:viewBox="0 0 4786 5514" draw:points="0,5514 4786,5514 4786,0 0,0">
          <text:p/>
        </draw:polygon>
        <draw:polygon draw:style-name="gr1" draw:text-style-name="P1" draw:layer="layout" svg:width="4.594cm" svg:height="0.407cm" svg:x="2.103cm" svg:y="9.678cm" svg:viewBox="0 0 4595 408" draw:points="0,408 4595,408 4595,0 0,0">
          <text:p/>
        </draw:polygon>
        <draw:frame draw:style-name="gr2" draw:text-style-name="P3" draw:layer="layout" svg:width="0.76cm" svg:height="0.395cm" svg:x="17.161cm" svg:y="5.614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5.513cm" svg:x="6.795cm" svg:y="7.125cm" svg:viewBox="0 0 5218 5514" draw:points="0,5514 5218,5514 5218,0 0,0">
          <text:p/>
        </draw:polygon>
        <draw:polygon draw:style-name="gr1" draw:text-style-name="P1" draw:layer="layout" svg:width="5.022cm" svg:height="0.407cm" svg:x="6.893cm" svg:y="7.222cm" svg:viewBox="0 0 5023 408" draw:points="0,408 5023,408 5023,0 0,0">
          <text:p/>
        </draw:polygon>
        <draw:frame draw:style-name="gr2" draw:text-style-name="P3" draw:layer="layout" svg:width="4.032cm" svg:height="0.395cm" svg:x="2.46cm" svg:y="9.683cm">
          <draw:text-box>
            <text:p text:style-name="P2"><text:span text:style-name="T1">2016/04/19 – DIENSTAG </text:span></text:p>
          </draw:text-box>
        </draw:frame>
        <draw:polygon draw:style-name="gr1" draw:text-style-name="P1" draw:layer="layout" svg:width="5.022cm" svg:height="0.406cm" svg:x="6.893cm" svg:y="7.629cm" svg:viewBox="0 0 5023 407" draw:points="0,407 5023,407 5023,0 0,0">
          <text:p/>
        </draw:polygon>
        <draw:frame draw:style-name="gr2" draw:text-style-name="P3" draw:layer="layout" svg:width="0.35cm" svg:height="0.395cm" svg:x="9.404cm" svg:y="7.22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8.035cm" svg:viewBox="0 0 5023 407" draw:points="0,407 5023,407 5023,0 0,0">
          <text:p/>
        </draw:polygon>
        <draw:frame draw:style-name="gr2" draw:text-style-name="P3" draw:layer="layout" svg:width="4.172cm" svg:height="0.395cm" svg:x="7.402cm" svg:y="7.633cm">
          <draw:text-box>
            <text:p text:style-name="P2"><text:span text:style-name="T4">PROJEKT: </text:span><text:span text:style-name="T3">Erstellung von </text:span></text:p>
          </draw:text-box>
        </draw:frame>
        <draw:polygon draw:style-name="gr1" draw:text-style-name="P1" draw:layer="layout" svg:width="5.022cm" svg:height="0.407cm" svg:x="6.893cm" svg:y="8.441cm" svg:viewBox="0 0 5023 408" draw:points="0,408 5023,408 5023,0 0,0">
          <text:p/>
        </draw:polygon>
        <draw:frame draw:style-name="gr2" draw:text-style-name="P3" draw:layer="layout" svg:width="4.87cm" svg:height="0.395cm" svg:x="7.063cm" svg:y="8.039cm">
          <draw:text-box>
            <text:p text:style-name="P2"><text:span text:style-name="T3">Produktflyern für die jeweiligen </text:span></text:p>
          </draw:text-box>
        </draw:frame>
        <draw:polygon draw:style-name="gr1" draw:text-style-name="P1" draw:layer="layout" svg:width="5.022cm" svg:height="0.402cm" svg:x="6.893cm" svg:y="8.848cm" svg:viewBox="0 0 5023 403" draw:points="0,403 5023,403 5023,0 0,0">
          <text:p/>
        </draw:polygon>
        <draw:frame draw:style-name="gr2" draw:text-style-name="P3" draw:layer="layout" svg:width="4.756cm" svg:height="0.395cm" svg:x="7.11cm" svg:y="8.446cm">
          <draw:text-box>
            <text:p text:style-name="P2"><text:span text:style-name="T3">Projekte, Abgabe am gleichen </text:span></text:p>
          </draw:text-box>
        </draw:frame>
        <draw:polygon draw:style-name="gr1" draw:text-style-name="P1" draw:layer="layout" svg:width="5.022cm" svg:height="0.406cm" svg:x="6.893cm" svg:y="9.25cm" svg:viewBox="0 0 5023 407" draw:points="0,407 5023,407 5023,0 0,0">
          <text:p/>
        </draw:polygon>
        <draw:frame draw:style-name="gr2" draw:text-style-name="P3" draw:layer="layout" svg:width="0.768cm" svg:height="0.395cm" svg:x="9.074cm" svg:y="8.852cm">
          <draw:text-box>
            <text:p text:style-name="P2"><text:span text:style-name="T3">Tag. </text:span></text:p>
          </draw:text-box>
        </draw:frame>
        <draw:polygon draw:style-name="gr1" draw:text-style-name="P1" draw:layer="layout" svg:width="5.022cm" svg:height="0.407cm" svg:x="6.893cm" svg:y="9.657cm" svg:viewBox="0 0 5023 408" draw:points="0,408 5023,408 5023,0 0,0">
          <text:p/>
        </draw:polygon>
        <draw:frame draw:style-name="gr2" draw:text-style-name="P3" draw:layer="layout" svg:width="4.591cm" svg:height="0.395cm" svg:x="7.198cm" svg:y="9.254cm">
          <draw:text-box>
            <text:p text:style-name="P2"><text:span text:style-name="T4">VORTRAG:</text:span><text:span text:style-name="T3"> Marktforschung. </text:span></text:p>
          </draw:text-box>
        </draw:frame>
        <draw:polygon draw:style-name="gr1" draw:text-style-name="P1" draw:layer="layout" svg:width="5.022cm" svg:height="0.406cm" svg:x="6.893cm" svg:y="10.064cm" svg:viewBox="0 0 5023 407" draw:points="0,407 5023,407 5023,0 0,0">
          <text:p/>
        </draw:polygon>
        <draw:frame draw:style-name="gr2" draw:text-style-name="P3" draw:layer="layout" svg:width="5.078cm" svg:height="0.395cm" svg:x="6.911cm" svg:y="9.662cm">
          <draw:text-box>
            <text:p text:style-name="P2"><text:span text:style-name="T4">PROJEKT:</text:span><text:span text:style-name="T3"> Marktforschung: PC-</text:span></text:p>
          </draw:text-box>
        </draw:frame>
        <draw:polygon draw:style-name="gr1" draw:text-style-name="P1" draw:layer="layout" svg:width="5.022cm" svg:height="0.407cm" svg:x="6.893cm" svg:y="10.47cm" svg:viewBox="0 0 5023 408" draw:points="0,408 5023,408 5023,0 0,0">
          <text:p/>
        </draw:polygon>
        <draw:frame draw:style-name="gr2" draw:text-style-name="P3" draw:layer="layout" svg:width="3.588cm" svg:height="0.395cm" svg:x="7.685cm" svg:y="10.068cm">
          <draw:text-box>
            <text:p text:style-name="P2"><text:span text:style-name="T3">Monitore (2560*1440). </text:span></text:p>
          </draw:text-box>
        </draw:frame>
        <draw:polygon draw:style-name="gr1" draw:text-style-name="P1" draw:layer="layout" svg:width="5.022cm" svg:height="0.402cm" svg:x="6.893cm" svg:y="10.877cm" svg:viewBox="0 0 5023 403" draw:points="0,403 5023,403 5023,0 0,0">
          <text:p/>
        </draw:polygon>
        <draw:frame draw:style-name="gr2" draw:text-style-name="P3" draw:layer="layout" svg:width="4.997cm" svg:height="0.395cm" svg:x="6.999cm" svg:y="10.475cm">
          <draw:text-box>
            <text:p text:style-name="P2"><text:span text:style-name="T3">Internetrecherche für geeignete </text:span></text:p>
          </draw:text-box>
        </draw:frame>
        <draw:polygon draw:style-name="gr1" draw:text-style-name="P1" draw:layer="layout" svg:width="5.022cm" svg:height="0.406cm" svg:x="6.893cm" svg:y="11.279cm" svg:viewBox="0 0 5023 407" draw:points="0,407 5023,407 5023,0 0,0">
          <text:p/>
        </draw:polygon>
        <draw:frame draw:style-name="gr2" draw:text-style-name="P3" draw:layer="layout" svg:width="1.602cm" svg:height="0.395cm" svg:x="8.667cm" svg:y="10.881cm">
          <draw:text-box>
            <text:p text:style-name="P2"><text:span text:style-name="T3">Produkte. </text:span></text:p>
          </draw:text-box>
        </draw:frame>
        <draw:polygon draw:style-name="gr1" draw:text-style-name="P1" draw:layer="layout" svg:width="5.022cm" svg:height="0.407cm" svg:x="6.893cm" svg:y="11.685cm" svg:viewBox="0 0 5023 408" draw:points="0,408 5023,408 5023,0 0,0">
          <text:p/>
        </draw:polygon>
        <draw:frame draw:style-name="gr2" draw:text-style-name="P3" draw:layer="layout" svg:width="4.853cm" svg:height="0.395cm" svg:x="7.059cm" svg:y="11.283cm">
          <draw:text-box>
            <text:p text:style-name="P2"><text:span text:style-name="T3">Abgabe eines Angebots an die </text:span></text:p>
          </draw:text-box>
        </draw:frame>
        <draw:polygon draw:style-name="gr1" draw:text-style-name="P1" draw:layer="layout" svg:width="5.022cm" svg:height="0.448cm" svg:x="6.893cm" svg:y="12.092cm" svg:viewBox="0 0 5023 449" draw:points="0,449 5023,449 5023,0 0,0">
          <text:p/>
        </draw:polygon>
        <draw:frame draw:style-name="gr2" draw:text-style-name="P3" draw:layer="layout" svg:width="2.474cm" svg:height="0.395cm" svg:x="8.236cm" svg:y="11.69cm">
          <draw:text-box>
            <text:p text:style-name="P2"><text:span text:style-name="T3">Amtec Holding. </text:span></text:p>
          </draw:text-box>
        </draw:frame>
        <draw:polygon draw:style-name="gr1" draw:text-style-name="P1" draw:layer="layout" svg:width="3.992cm" svg:height="5.513cm" svg:x="12.016cm" svg:y="7.125cm" svg:viewBox="0 0 3993 5514" draw:points="0,5514 3993,5514 3993,0 0,0">
          <text:p/>
        </draw:polygon>
        <draw:polygon draw:style-name="gr1" draw:text-style-name="P1" draw:layer="layout" svg:width="3.802cm" svg:height="0.407cm" svg:x="12.109cm" svg:y="9.678cm" svg:viewBox="0 0 3803 408" draw:points="0,408 3803,408 3803,0 0,0">
          <text:p/>
        </draw:polygon>
        <draw:frame draw:style-name="gr4" draw:text-style-name="P5" draw:layer="layout" svg:width="0.388cm" svg:height="0.433cm" svg:x="9.404cm" svg:y="12.1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5.513cm" svg:x="16.012cm" svg:y="7.125cm" svg:viewBox="0 0 2974 5514" draw:points="0,5514 2974,5514 2974,0 0,0">
          <text:p/>
        </draw:polygon>
        <draw:polygon draw:style-name="gr1" draw:text-style-name="P1" draw:layer="layout" svg:width="2.786cm" svg:height="0.407cm" svg:x="16.106cm" svg:y="9.678cm" svg:viewBox="0 0 2787 408" draw:points="0,408 2787,408 2787,0 0,0">
          <text:p/>
        </draw:polygon>
        <draw:frame draw:style-name="gr2" draw:text-style-name="P3" draw:layer="layout" svg:width="2.047cm" svg:height="0.395cm" svg:x="13.05cm" svg:y="9.683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7.125cm" svg:viewBox="0 0 9 98" draw:points="0,98 9,98 9,0 0,0">
          <text:p/>
        </draw:polygon>
        <draw:polygon draw:style-name="gr3" draw:text-style-name="P4" draw:layer="layout" svg:width="4.78cm" svg:height="0.008cm" svg:x="2.006cm" svg:y="7.125cm" svg:viewBox="0 0 4781 9" draw:points="0,9 4781,9 4781,0 0,0">
          <text:p/>
        </draw:polygon>
        <draw:polygon draw:style-name="gr1" draw:text-style-name="P1" draw:layer="layout" svg:width="4.78cm" svg:height="0.089cm" svg:x="2.006cm" svg:y="7.133cm" svg:viewBox="0 0 4781 90" draw:points="0,90 4781,90 4781,0 0,0">
          <text:p/>
        </draw:polygon>
        <draw:polygon draw:style-name="gr3" draw:text-style-name="P4" draw:layer="layout" svg:width="0.009cm" svg:height="0.097cm" svg:x="6.786cm" svg:y="7.125cm" svg:viewBox="0 0 10 98" draw:points="0,98 10,98 10,0 0,0">
          <text:p/>
        </draw:polygon>
        <draw:polygon draw:style-name="gr3" draw:text-style-name="P4" draw:layer="layout" svg:width="5.213cm" svg:height="0.008cm" svg:x="6.795cm" svg:y="7.125cm" svg:viewBox="0 0 5214 9" draw:points="0,9 5214,9 5214,0 0,0">
          <text:p/>
        </draw:polygon>
        <draw:polygon draw:style-name="gr1" draw:text-style-name="P1" draw:layer="layout" svg:width="5.213cm" svg:height="0.089cm" svg:x="6.795cm" svg:y="7.133cm" svg:viewBox="0 0 5214 90" draw:points="0,90 5214,90 5214,0 0,0">
          <text:p/>
        </draw:polygon>
        <draw:polygon draw:style-name="gr3" draw:text-style-name="P4" draw:layer="layout" svg:width="0.008cm" svg:height="0.097cm" svg:x="12.008cm" svg:y="7.125cm" svg:viewBox="0 0 9 98" draw:points="0,98 9,98 9,0 0,0">
          <text:p/>
        </draw:polygon>
        <draw:polygon draw:style-name="gr3" draw:text-style-name="P4" draw:layer="layout" svg:width="3.984cm" svg:height="0.008cm" svg:x="12.016cm" svg:y="7.125cm" svg:viewBox="0 0 3985 9" draw:points="0,9 3985,9 3985,0 0,0">
          <text:p/>
        </draw:polygon>
        <draw:polygon draw:style-name="gr1" draw:text-style-name="P1" draw:layer="layout" svg:width="3.984cm" svg:height="0.089cm" svg:x="12.016cm" svg:y="7.133cm" svg:viewBox="0 0 3985 90" draw:points="0,90 3985,90 3985,0 0,0">
          <text:p/>
        </draw:polygon>
        <draw:polygon draw:style-name="gr3" draw:text-style-name="P4" draw:layer="layout" svg:width="0.008cm" svg:height="0.097cm" svg:x="16cm" svg:y="7.125cm" svg:viewBox="0 0 9 98" draw:points="0,98 9,98 9,0 0,0">
          <text:p/>
        </draw:polygon>
        <draw:polygon draw:style-name="gr3" draw:text-style-name="P4" draw:layer="layout" svg:width="2.977cm" svg:height="0.008cm" svg:x="16.008cm" svg:y="7.125cm" svg:viewBox="0 0 2978 9" draw:points="0,9 2978,9 2978,0 0,0">
          <text:p/>
        </draw:polygon>
        <draw:polygon draw:style-name="gr1" draw:text-style-name="P1" draw:layer="layout" svg:width="2.977cm" svg:height="0.089cm" svg:x="16.008cm" svg:y="7.133cm" svg:viewBox="0 0 2978 90" draw:points="0,90 2978,90 2978,0 0,0">
          <text:p/>
        </draw:polygon>
        <draw:polygon draw:style-name="gr3" draw:text-style-name="P4" draw:layer="layout" svg:width="0.009cm" svg:height="0.097cm" svg:x="18.985cm" svg:y="7.125cm" svg:viewBox="0 0 10 98" draw:points="0,98 10,98 10,0 0,0">
          <text:p/>
        </draw:polygon>
        <draw:polygon draw:style-name="gr1" draw:text-style-name="P1" draw:layer="layout" svg:width="4.788cm" svg:height="0.098cm" svg:x="2.002cm" svg:y="12.536cm" svg:viewBox="0 0 4789 99" draw:points="0,99 4789,99 4789,0 0,0">
          <text:p/>
        </draw:polygon>
        <draw:polygon draw:style-name="gr3" draw:text-style-name="P4" draw:layer="layout" svg:width="0.008cm" svg:height="5.411cm" svg:x="1.998cm" svg:y="7.223cm" svg:viewBox="0 0 9 5412" draw:points="0,5412 9,5412 9,0 0,0">
          <text:p/>
        </draw:polygon>
        <draw:polygon draw:style-name="gr1" draw:text-style-name="P1" draw:layer="layout" svg:width="5.222cm" svg:height="0.098cm" svg:x="6.79cm" svg:y="12.536cm" svg:viewBox="0 0 5223 99" draw:points="0,99 5223,99 5223,0 0,0">
          <text:p/>
        </draw:polygon>
        <draw:polygon draw:style-name="gr3" draw:text-style-name="P4" draw:layer="layout" svg:width="0.009cm" svg:height="5.411cm" svg:x="6.786cm" svg:y="7.223cm" svg:viewBox="0 0 10 5412" draw:points="0,5412 10,5412 10,0 0,0">
          <text:p/>
        </draw:polygon>
        <draw:polygon draw:style-name="gr1" draw:text-style-name="P1" draw:layer="layout" svg:width="3.992cm" svg:height="0.098cm" svg:x="12.012cm" svg:y="12.536cm" svg:viewBox="0 0 3993 99" draw:points="0,99 3993,99 3993,0 0,0">
          <text:p/>
        </draw:polygon>
        <draw:polygon draw:style-name="gr3" draw:text-style-name="P4" draw:layer="layout" svg:width="0.008cm" svg:height="5.411cm" svg:x="12.008cm" svg:y="7.223cm" svg:viewBox="0 0 9 5412" draw:points="0,5412 9,5412 9,0 0,0">
          <text:p/>
        </draw:polygon>
        <draw:polygon draw:style-name="gr1" draw:text-style-name="P1" draw:layer="layout" svg:width="2.985cm" svg:height="0.098cm" svg:x="16.004cm" svg:y="12.536cm" svg:viewBox="0 0 2986 99" draw:points="0,99 2986,99 2986,0 0,0">
          <text:p/>
        </draw:polygon>
        <draw:polygon draw:style-name="gr3" draw:text-style-name="P4" draw:layer="layout" svg:width="0.008cm" svg:height="5.411cm" svg:x="16cm" svg:y="7.223cm" svg:viewBox="0 0 9 5412" draw:points="0,5412 9,5412 9,0 0,0">
          <text:p/>
        </draw:polygon>
        <draw:polygon draw:style-name="gr3" draw:text-style-name="P4" draw:layer="layout" svg:width="0.009cm" svg:height="5.411cm" svg:x="18.985cm" svg:y="7.223cm" svg:viewBox="0 0 10 5412" draw:points="0,5412 10,5412 10,0 0,0">
          <text:p/>
        </draw:polygon>
        <draw:polygon draw:style-name="gr1" draw:text-style-name="P1" draw:layer="layout" svg:width="4.785cm" svg:height="3.077cm" svg:x="2.01cm" svg:y="12.634cm" svg:viewBox="0 0 4786 3078" draw:points="0,3078 4786,3078 4786,0 0,0">
          <text:p/>
        </draw:polygon>
        <draw:polygon draw:style-name="gr1" draw:text-style-name="P1" draw:layer="layout" svg:width="4.594cm" svg:height="0.402cm" svg:x="2.103cm" svg:y="13.971cm" svg:viewBox="0 0 4595 403" draw:points="0,403 4595,403 4595,0 0,0">
          <text:p/>
        </draw:polygon>
        <draw:frame draw:style-name="gr2" draw:text-style-name="P3" draw:layer="layout" svg:width="0.76cm" svg:height="0.395cm" svg:x="17.161cm" svg:y="9.683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3.077cm" svg:x="6.795cm" svg:y="12.634cm" svg:viewBox="0 0 5218 3078" draw:points="0,3078 5218,3078 5218,0 0,0">
          <text:p/>
        </draw:polygon>
        <draw:polygon draw:style-name="gr1" draw:text-style-name="P1" draw:layer="layout" svg:width="5.022cm" svg:height="0.406cm" svg:x="6.893cm" svg:y="12.731cm" svg:viewBox="0 0 5023 407" draw:points="0,407 5023,407 5023,0 0,0">
          <text:p/>
        </draw:polygon>
        <draw:frame draw:style-name="gr2" draw:text-style-name="P3" draw:layer="layout" svg:width="4.176cm" svg:height="0.395cm" svg:x="2.388cm" svg:y="13.976cm">
          <draw:text-box>
            <text:p text:style-name="P2"><text:span text:style-name="T1">2016/04/20 – MITTWOCH </text:span></text:p>
          </draw:text-box>
        </draw:frame>
        <draw:polygon draw:style-name="gr1" draw:text-style-name="P1" draw:layer="layout" svg:width="5.022cm" svg:height="0.407cm" svg:x="6.893cm" svg:y="13.137cm" svg:viewBox="0 0 5023 408" draw:points="0,408 5023,408 5023,0 0,0">
          <text:p/>
        </draw:polygon>
        <draw:frame draw:style-name="gr2" draw:text-style-name="P3" draw:layer="layout" svg:width="0.35cm" svg:height="0.395cm" svg:x="9.404cm" svg:y="12.73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3.544cm" svg:viewBox="0 0 5023 407" draw:points="0,407 5023,407 5023,0 0,0">
          <text:p/>
        </draw:polygon>
        <draw:frame draw:style-name="gr2" draw:text-style-name="P3" draw:layer="layout" svg:width="4.193cm" svg:height="0.395cm" svg:x="7.389cm" svg:y="13.142cm">
          <draw:text-box>
            <text:p text:style-name="P2"><text:span text:style-name="T4">PROJEKT: </text:span><text:span text:style-name="T3">Vorstellung für </text:span></text:p>
          </draw:text-box>
        </draw:frame>
        <draw:polygon draw:style-name="gr1" draw:text-style-name="P1" draw:layer="layout" svg:width="5.022cm" svg:height="0.406cm" svg:x="6.893cm" svg:y="13.95cm" svg:viewBox="0 0 5023 407" draw:points="0,407 5023,407 5023,0 0,0">
          <text:p/>
        </draw:polygon>
        <draw:frame draw:style-name="gr2" draw:text-style-name="P3" draw:layer="layout" svg:width="4.273cm" svg:height="0.395cm" svg:x="7.355cm" svg:y="13.548cm">
          <draw:text-box>
            <text:p text:style-name="P2"><text:span text:style-name="T3">Bewertungskriterien für die </text:span></text:p>
          </draw:text-box>
        </draw:frame>
        <draw:polygon draw:style-name="gr1" draw:text-style-name="P1" draw:layer="layout" svg:width="5.022cm" svg:height="0.403cm" svg:x="6.893cm" svg:y="14.356cm" svg:viewBox="0 0 5023 404" draw:points="0,404 5023,404 5023,0 0,0">
          <text:p/>
        </draw:polygon>
        <draw:frame draw:style-name="gr2" draw:text-style-name="P3" draw:layer="layout" svg:width="3.046cm" svg:height="0.395cm" svg:x="7.956cm" svg:y="13.954cm">
          <draw:text-box>
            <text:p text:style-name="P2"><text:span text:style-name="T3">Produktbewertung. </text:span></text:p>
          </draw:text-box>
        </draw:frame>
        <draw:polygon draw:style-name="gr1" draw:text-style-name="P1" draw:layer="layout" svg:width="5.022cm" svg:height="0.406cm" svg:x="6.893cm" svg:y="14.759cm" svg:viewBox="0 0 5023 407" draw:points="0,407 5023,407 5023,0 0,0">
          <text:p/>
        </draw:polygon>
        <draw:frame draw:style-name="gr2" draw:text-style-name="P3" draw:layer="layout" svg:width="3.914cm" svg:height="0.395cm" svg:x="7.533cm" svg:y="14.361cm">
          <draw:text-box>
            <text:p text:style-name="P2"><text:span text:style-name="T3">Markterkundung vor Ort. </text:span></text:p>
          </draw:text-box>
        </draw:frame>
        <draw:polygon draw:style-name="gr1" draw:text-style-name="P1" draw:layer="layout" svg:width="5.022cm" svg:height="0.449cm" svg:x="6.893cm" svg:y="15.165cm" svg:viewBox="0 0 5023 450" draw:points="0,450 5023,450 5023,0 0,0">
          <text:p/>
        </draw:polygon>
        <draw:frame draw:style-name="gr2" draw:text-style-name="P3" draw:layer="layout" svg:width="2.953cm" svg:height="0.395cm" svg:x="8.007cm" svg:y="14.763cm">
          <draw:text-box>
            <text:p text:style-name="P2"><text:span text:style-name="T3">Internetrecherche. </text:span></text:p>
          </draw:text-box>
        </draw:frame>
        <draw:polygon draw:style-name="gr1" draw:text-style-name="P1" draw:layer="layout" svg:width="3.992cm" svg:height="3.077cm" svg:x="12.016cm" svg:y="12.634cm" svg:viewBox="0 0 3993 3078" draw:points="0,3078 3993,3078 3993,0 0,0">
          <text:p/>
        </draw:polygon>
        <draw:polygon draw:style-name="gr1" draw:text-style-name="P1" draw:layer="layout" svg:width="3.802cm" svg:height="0.402cm" svg:x="12.109cm" svg:y="13.971cm" svg:viewBox="0 0 3803 403" draw:points="0,403 3803,403 3803,0 0,0">
          <text:p/>
        </draw:polygon>
        <draw:frame draw:style-name="gr4" draw:text-style-name="P5" draw:layer="layout" svg:width="0.388cm" svg:height="0.433cm" svg:x="9.404cm" svg:y="15.17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3.077cm" svg:x="16.012cm" svg:y="12.634cm" svg:viewBox="0 0 2974 3078" draw:points="0,3078 2974,3078 2974,0 0,0">
          <text:p/>
        </draw:polygon>
        <draw:polygon draw:style-name="gr1" draw:text-style-name="P1" draw:layer="layout" svg:width="2.786cm" svg:height="0.402cm" svg:x="16.106cm" svg:y="13.971cm" svg:viewBox="0 0 2787 403" draw:points="0,403 2787,403 2787,0 0,0">
          <text:p/>
        </draw:polygon>
        <draw:frame draw:style-name="gr2" draw:text-style-name="P3" draw:layer="layout" svg:width="2.047cm" svg:height="0.395cm" svg:x="13.05cm" svg:y="13.976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2.634cm" svg:viewBox="0 0 9 98" draw:points="0,98 9,98 9,0 0,0">
          <text:p/>
        </draw:polygon>
        <draw:polygon draw:style-name="gr3" draw:text-style-name="P4" draw:layer="layout" svg:width="4.78cm" svg:height="0.008cm" svg:x="2.006cm" svg:y="12.634cm" svg:viewBox="0 0 4781 9" draw:points="0,9 4781,9 4781,0 0,0">
          <text:p/>
        </draw:polygon>
        <draw:polygon draw:style-name="gr1" draw:text-style-name="P1" draw:layer="layout" svg:width="4.78cm" svg:height="0.089cm" svg:x="2.006cm" svg:y="12.642cm" svg:viewBox="0 0 4781 90" draw:points="0,90 4781,90 4781,0 0,0">
          <text:p/>
        </draw:polygon>
        <draw:polygon draw:style-name="gr3" draw:text-style-name="P4" draw:layer="layout" svg:width="0.009cm" svg:height="0.097cm" svg:x="6.786cm" svg:y="12.634cm" svg:viewBox="0 0 10 98" draw:points="0,98 10,98 10,0 0,0">
          <text:p/>
        </draw:polygon>
        <draw:polygon draw:style-name="gr3" draw:text-style-name="P4" draw:layer="layout" svg:width="5.213cm" svg:height="0.008cm" svg:x="6.795cm" svg:y="12.634cm" svg:viewBox="0 0 5214 9" draw:points="0,9 5214,9 5214,0 0,0">
          <text:p/>
        </draw:polygon>
        <draw:polygon draw:style-name="gr1" draw:text-style-name="P1" draw:layer="layout" svg:width="5.213cm" svg:height="0.089cm" svg:x="6.795cm" svg:y="12.642cm" svg:viewBox="0 0 5214 90" draw:points="0,90 5214,90 5214,0 0,0">
          <text:p/>
        </draw:polygon>
        <draw:polygon draw:style-name="gr3" draw:text-style-name="P4" draw:layer="layout" svg:width="0.008cm" svg:height="0.097cm" svg:x="12.008cm" svg:y="12.634cm" svg:viewBox="0 0 9 98" draw:points="0,98 9,98 9,0 0,0">
          <text:p/>
        </draw:polygon>
        <draw:polygon draw:style-name="gr3" draw:text-style-name="P4" draw:layer="layout" svg:width="3.984cm" svg:height="0.008cm" svg:x="12.016cm" svg:y="12.634cm" svg:viewBox="0 0 3985 9" draw:points="0,9 3985,9 3985,0 0,0">
          <text:p/>
        </draw:polygon>
        <draw:polygon draw:style-name="gr1" draw:text-style-name="P1" draw:layer="layout" svg:width="3.984cm" svg:height="0.089cm" svg:x="12.016cm" svg:y="12.642cm" svg:viewBox="0 0 3985 90" draw:points="0,90 3985,90 3985,0 0,0">
          <text:p/>
        </draw:polygon>
        <draw:polygon draw:style-name="gr3" draw:text-style-name="P4" draw:layer="layout" svg:width="0.008cm" svg:height="0.097cm" svg:x="16cm" svg:y="12.634cm" svg:viewBox="0 0 9 98" draw:points="0,98 9,98 9,0 0,0">
          <text:p/>
        </draw:polygon>
        <draw:polygon draw:style-name="gr3" draw:text-style-name="P4" draw:layer="layout" svg:width="2.977cm" svg:height="0.008cm" svg:x="16.008cm" svg:y="12.634cm" svg:viewBox="0 0 2978 9" draw:points="0,9 2978,9 2978,0 0,0">
          <text:p/>
        </draw:polygon>
        <draw:polygon draw:style-name="gr1" draw:text-style-name="P1" draw:layer="layout" svg:width="2.977cm" svg:height="0.089cm" svg:x="16.008cm" svg:y="12.642cm" svg:viewBox="0 0 2978 90" draw:points="0,90 2978,90 2978,0 0,0">
          <text:p/>
        </draw:polygon>
        <draw:polygon draw:style-name="gr3" draw:text-style-name="P4" draw:layer="layout" svg:width="0.009cm" svg:height="0.097cm" svg:x="18.985cm" svg:y="12.634cm" svg:viewBox="0 0 10 98" draw:points="0,98 10,98 10,0 0,0">
          <text:p/>
        </draw:polygon>
        <draw:polygon draw:style-name="gr1" draw:text-style-name="P1" draw:layer="layout" svg:width="4.788cm" svg:height="0.097cm" svg:x="2.002cm" svg:y="15.614cm" svg:viewBox="0 0 4789 98" draw:points="0,98 4789,98 4789,0 0,0">
          <text:p/>
        </draw:polygon>
        <draw:polygon draw:style-name="gr3" draw:text-style-name="P4" draw:layer="layout" svg:width="0.008cm" svg:height="2.98cm" svg:x="1.998cm" svg:y="12.731cm" svg:viewBox="0 0 9 2981" draw:points="0,2981 9,2981 9,0 0,0">
          <text:p/>
        </draw:polygon>
        <draw:polygon draw:style-name="gr1" draw:text-style-name="P1" draw:layer="layout" svg:width="5.222cm" svg:height="0.097cm" svg:x="6.79cm" svg:y="15.614cm" svg:viewBox="0 0 5223 98" draw:points="0,98 5223,98 5223,0 0,0">
          <text:p/>
        </draw:polygon>
        <draw:polygon draw:style-name="gr3" draw:text-style-name="P4" draw:layer="layout" svg:width="0.009cm" svg:height="2.98cm" svg:x="6.786cm" svg:y="12.731cm" svg:viewBox="0 0 10 2981" draw:points="0,2981 10,2981 10,0 0,0">
          <text:p/>
        </draw:polygon>
        <draw:polygon draw:style-name="gr1" draw:text-style-name="P1" draw:layer="layout" svg:width="3.992cm" svg:height="0.097cm" svg:x="12.012cm" svg:y="15.614cm" svg:viewBox="0 0 3993 98" draw:points="0,98 3993,98 3993,0 0,0">
          <text:p/>
        </draw:polygon>
        <draw:polygon draw:style-name="gr3" draw:text-style-name="P4" draw:layer="layout" svg:width="0.008cm" svg:height="2.98cm" svg:x="12.008cm" svg:y="12.731cm" svg:viewBox="0 0 9 2981" draw:points="0,2981 9,2981 9,0 0,0">
          <text:p/>
        </draw:polygon>
        <draw:polygon draw:style-name="gr1" draw:text-style-name="P1" draw:layer="layout" svg:width="2.985cm" svg:height="0.097cm" svg:x="16.004cm" svg:y="15.614cm" svg:viewBox="0 0 2986 98" draw:points="0,98 2986,98 2986,0 0,0">
          <text:p/>
        </draw:polygon>
        <draw:polygon draw:style-name="gr3" draw:text-style-name="P4" draw:layer="layout" svg:width="0.008cm" svg:height="2.98cm" svg:x="16cm" svg:y="12.731cm" svg:viewBox="0 0 9 2981" draw:points="0,2981 9,2981 9,0 0,0">
          <text:p/>
        </draw:polygon>
        <draw:polygon draw:style-name="gr3" draw:text-style-name="P4" draw:layer="layout" svg:width="0.009cm" svg:height="2.98cm" svg:x="18.985cm" svg:y="12.731cm" svg:viewBox="0 0 10 2981" draw:points="0,2981 10,2981 10,0 0,0">
          <text:p/>
        </draw:polygon>
        <draw:polygon draw:style-name="gr1" draw:text-style-name="P1" draw:layer="layout" svg:width="4.785cm" svg:height="2.668cm" svg:x="2.01cm" svg:y="15.711cm" svg:viewBox="0 0 4786 2669" draw:points="0,2669 4786,2669 4786,0 0,0">
          <text:p/>
        </draw:polygon>
        <draw:polygon draw:style-name="gr1" draw:text-style-name="P1" draw:layer="layout" svg:width="4.594cm" svg:height="0.407cm" svg:x="2.103cm" svg:y="16.842cm" svg:viewBox="0 0 4595 408" draw:points="0,408 4595,408 4595,0 0,0">
          <text:p/>
        </draw:polygon>
        <draw:frame draw:style-name="gr2" draw:text-style-name="P3" draw:layer="layout" svg:width="0.76cm" svg:height="0.395cm" svg:x="17.161cm" svg:y="13.976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668cm" svg:x="6.795cm" svg:y="15.711cm" svg:viewBox="0 0 5218 2669" draw:points="0,2669 5218,2669 5218,0 0,0">
          <text:p/>
        </draw:polygon>
        <draw:polygon draw:style-name="gr1" draw:text-style-name="P1" draw:layer="layout" svg:width="5.022cm" svg:height="0.402cm" svg:x="6.893cm" svg:y="15.809cm" svg:viewBox="0 0 5023 403" draw:points="0,403 5023,403 5023,0 0,0">
          <text:p/>
        </draw:polygon>
        <draw:frame draw:style-name="gr2" draw:text-style-name="P3" draw:layer="layout" svg:width="4.718cm" svg:height="0.395cm" svg:x="2.121cm" svg:y="16.846cm">
          <draw:text-box>
            <text:p text:style-name="P2"><text:span text:style-name="T1">2016/04/21 – DONNERSTAG </text:span></text:p>
          </draw:text-box>
        </draw:frame>
        <draw:polygon draw:style-name="gr1" draw:text-style-name="P1" draw:layer="layout" svg:width="5.022cm" svg:height="0.407cm" svg:x="6.893cm" svg:y="16.211cm" svg:viewBox="0 0 5023 408" draw:points="0,408 5023,408 5023,0 0,0">
          <text:p/>
        </draw:polygon>
        <draw:frame draw:style-name="gr2" draw:text-style-name="P3" draw:layer="layout" svg:width="0.35cm" svg:height="0.395cm" svg:x="9.404cm" svg:y="15.81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6.618cm" svg:viewBox="0 0 5023 407" draw:points="0,407 5023,407 5023,0 0,0">
          <text:p/>
        </draw:polygon>
        <draw:frame draw:style-name="gr2" draw:text-style-name="P3" draw:layer="layout" svg:width="4.659cm" svg:height="0.395cm" svg:x="7.165cm" svg:y="16.216cm">
          <draw:text-box>
            <text:p text:style-name="P2"><text:span text:style-name="T4">PROJEKT: </text:span><text:span text:style-name="T3">Fertigstellung der </text:span></text:p>
          </draw:text-box>
        </draw:frame>
        <draw:polygon draw:style-name="gr1" draw:text-style-name="P1" draw:layer="layout" svg:width="5.022cm" svg:height="0.407cm" svg:x="6.893cm" svg:y="17.024cm" svg:viewBox="0 0 5023 408" draw:points="0,408 5023,408 5023,0 0,0">
          <text:p/>
        </draw:polygon>
        <draw:frame draw:style-name="gr2" draw:text-style-name="P3" draw:layer="layout" svg:width="4.976cm" svg:height="0.395cm" svg:x="7.008cm" svg:y="16.622cm">
          <draw:text-box>
            <text:p text:style-name="P2"><text:span text:style-name="T3">Markterkundung und Erstellung </text:span></text:p>
          </draw:text-box>
        </draw:frame>
        <draw:polygon draw:style-name="gr1" draw:text-style-name="P1" draw:layer="layout" svg:width="5.022cm" svg:height="0.406cm" svg:x="6.893cm" svg:y="17.431cm" svg:viewBox="0 0 5023 407" draw:points="0,407 5023,407 5023,0 0,0">
          <text:p/>
        </draw:polygon>
        <draw:frame draw:style-name="gr2" draw:text-style-name="P3" draw:layer="layout" svg:width="4.036cm" svg:height="0.395cm" svg:x="7.469cm" svg:y="17.028cm">
          <draw:text-box>
            <text:p text:style-name="P2"><text:span text:style-name="T3">der Präsentation über die </text:span></text:p>
          </draw:text-box>
        </draw:frame>
        <draw:polygon draw:style-name="gr1" draw:text-style-name="P1" draw:layer="layout" svg:width="5.022cm" svg:height="0.445cm" svg:x="6.893cm" svg:y="17.837cm" svg:viewBox="0 0 5023 446" draw:points="0,446 5023,446 5023,0 0,0">
          <text:p/>
        </draw:polygon>
        <draw:frame draw:style-name="gr2" draw:text-style-name="P3" draw:layer="layout" svg:width="3.283cm" svg:height="0.395cm" svg:x="7.842cm" svg:y="17.435cm">
          <draw:text-box>
            <text:p text:style-name="P2"><text:span text:style-name="T3">Ergebnisse dessen.. </text:span></text:p>
          </draw:text-box>
        </draw:frame>
        <draw:polygon draw:style-name="gr1" draw:text-style-name="P1" draw:layer="layout" svg:width="3.992cm" svg:height="2.668cm" svg:x="12.016cm" svg:y="15.711cm" svg:viewBox="0 0 3993 2669" draw:points="0,2669 3993,2669 3993,0 0,0">
          <text:p/>
        </draw:polygon>
        <draw:polygon draw:style-name="gr1" draw:text-style-name="P1" draw:layer="layout" svg:width="3.802cm" svg:height="0.407cm" svg:x="12.109cm" svg:y="16.842cm" svg:viewBox="0 0 3803 408" draw:points="0,408 3803,408 3803,0 0,0">
          <text:p/>
        </draw:polygon>
        <draw:frame draw:style-name="gr4" draw:text-style-name="P5" draw:layer="layout" svg:width="0.388cm" svg:height="0.433cm" svg:x="9.404cm" svg:y="17.84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2.668cm" svg:x="16.012cm" svg:y="15.711cm" svg:viewBox="0 0 2974 2669" draw:points="0,2669 2974,2669 2974,0 0,0">
          <text:p/>
        </draw:polygon>
        <draw:polygon draw:style-name="gr1" draw:text-style-name="P1" draw:layer="layout" svg:width="2.786cm" svg:height="0.407cm" svg:x="16.106cm" svg:y="16.842cm" svg:viewBox="0 0 2787 408" draw:points="0,408 2787,408 2787,0 0,0">
          <text:p/>
        </draw:polygon>
        <draw:frame draw:style-name="gr2" draw:text-style-name="P3" draw:layer="layout" svg:width="2.047cm" svg:height="0.395cm" svg:x="13.05cm" svg:y="16.846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15.711cm" svg:viewBox="0 0 9 99" draw:points="0,99 9,99 9,0 0,0">
          <text:p/>
        </draw:polygon>
        <draw:polygon draw:style-name="gr3" draw:text-style-name="P4" draw:layer="layout" svg:width="4.78cm" svg:height="0.009cm" svg:x="2.006cm" svg:y="15.711cm" svg:viewBox="0 0 4781 10" draw:points="0,10 4781,10 4781,0 0,0">
          <text:p/>
        </draw:polygon>
        <draw:polygon draw:style-name="gr1" draw:text-style-name="P1" draw:layer="layout" svg:width="4.78cm" svg:height="0.089cm" svg:x="2.006cm" svg:y="15.72cm" svg:viewBox="0 0 4781 90" draw:points="0,90 4781,90 4781,0 0,0">
          <text:p/>
        </draw:polygon>
        <draw:polygon draw:style-name="gr3" draw:text-style-name="P4" draw:layer="layout" svg:width="0.009cm" svg:height="0.098cm" svg:x="6.786cm" svg:y="15.711cm" svg:viewBox="0 0 10 99" draw:points="0,99 10,99 10,0 0,0">
          <text:p/>
        </draw:polygon>
        <draw:polygon draw:style-name="gr3" draw:text-style-name="P4" draw:layer="layout" svg:width="5.213cm" svg:height="0.009cm" svg:x="6.795cm" svg:y="15.711cm" svg:viewBox="0 0 5214 10" draw:points="0,10 5214,10 5214,0 0,0">
          <text:p/>
        </draw:polygon>
        <draw:polygon draw:style-name="gr1" draw:text-style-name="P1" draw:layer="layout" svg:width="5.213cm" svg:height="0.089cm" svg:x="6.795cm" svg:y="15.72cm" svg:viewBox="0 0 5214 90" draw:points="0,90 5214,90 5214,0 0,0">
          <text:p/>
        </draw:polygon>
        <draw:polygon draw:style-name="gr3" draw:text-style-name="P4" draw:layer="layout" svg:width="0.008cm" svg:height="0.098cm" svg:x="12.008cm" svg:y="15.711cm" svg:viewBox="0 0 9 99" draw:points="0,99 9,99 9,0 0,0">
          <text:p/>
        </draw:polygon>
        <draw:polygon draw:style-name="gr3" draw:text-style-name="P4" draw:layer="layout" svg:width="3.984cm" svg:height="0.009cm" svg:x="12.016cm" svg:y="15.711cm" svg:viewBox="0 0 3985 10" draw:points="0,10 3985,10 3985,0 0,0">
          <text:p/>
        </draw:polygon>
        <draw:polygon draw:style-name="gr1" draw:text-style-name="P1" draw:layer="layout" svg:width="3.984cm" svg:height="0.089cm" svg:x="12.016cm" svg:y="15.72cm" svg:viewBox="0 0 3985 90" draw:points="0,90 3985,90 3985,0 0,0">
          <text:p/>
        </draw:polygon>
        <draw:polygon draw:style-name="gr3" draw:text-style-name="P4" draw:layer="layout" svg:width="0.008cm" svg:height="0.098cm" svg:x="16cm" svg:y="15.711cm" svg:viewBox="0 0 9 99" draw:points="0,99 9,99 9,0 0,0">
          <text:p/>
        </draw:polygon>
        <draw:polygon draw:style-name="gr3" draw:text-style-name="P4" draw:layer="layout" svg:width="2.977cm" svg:height="0.009cm" svg:x="16.008cm" svg:y="15.711cm" svg:viewBox="0 0 2978 10" draw:points="0,10 2978,10 2978,0 0,0">
          <text:p/>
        </draw:polygon>
        <draw:polygon draw:style-name="gr1" draw:text-style-name="P1" draw:layer="layout" svg:width="2.977cm" svg:height="0.089cm" svg:x="16.008cm" svg:y="15.72cm" svg:viewBox="0 0 2978 90" draw:points="0,90 2978,90 2978,0 0,0">
          <text:p/>
        </draw:polygon>
        <draw:polygon draw:style-name="gr3" draw:text-style-name="P4" draw:layer="layout" svg:width="0.009cm" svg:height="0.098cm" svg:x="18.985cm" svg:y="15.711cm" svg:viewBox="0 0 10 99" draw:points="0,99 10,99 10,0 0,0">
          <text:p/>
        </draw:polygon>
        <draw:polygon draw:style-name="gr1" draw:text-style-name="P1" draw:layer="layout" svg:width="4.788cm" svg:height="0.097cm" svg:x="2.002cm" svg:y="18.282cm" svg:viewBox="0 0 4789 98" draw:points="0,98 4789,98 4789,0 0,0">
          <text:p/>
        </draw:polygon>
        <draw:polygon draw:style-name="gr3" draw:text-style-name="P4" draw:layer="layout" svg:width="0.008cm" svg:height="2.571cm" svg:x="1.998cm" svg:y="15.808cm" svg:viewBox="0 0 9 2572" draw:points="0,2572 9,2572 9,0 0,0">
          <text:p/>
        </draw:polygon>
        <draw:polygon draw:style-name="gr1" draw:text-style-name="P1" draw:layer="layout" svg:width="5.222cm" svg:height="0.097cm" svg:x="6.79cm" svg:y="18.282cm" svg:viewBox="0 0 5223 98" draw:points="0,98 5223,98 5223,0 0,0">
          <text:p/>
        </draw:polygon>
        <draw:polygon draw:style-name="gr3" draw:text-style-name="P4" draw:layer="layout" svg:width="0.009cm" svg:height="2.571cm" svg:x="6.786cm" svg:y="15.808cm" svg:viewBox="0 0 10 2572" draw:points="0,2572 10,2572 10,0 0,0">
          <text:p/>
        </draw:polygon>
        <draw:polygon draw:style-name="gr1" draw:text-style-name="P1" draw:layer="layout" svg:width="3.992cm" svg:height="0.097cm" svg:x="12.012cm" svg:y="18.282cm" svg:viewBox="0 0 3993 98" draw:points="0,98 3993,98 3993,0 0,0">
          <text:p/>
        </draw:polygon>
        <draw:polygon draw:style-name="gr3" draw:text-style-name="P4" draw:layer="layout" svg:width="0.008cm" svg:height="2.571cm" svg:x="12.008cm" svg:y="15.808cm" svg:viewBox="0 0 9 2572" draw:points="0,2572 9,2572 9,0 0,0">
          <text:p/>
        </draw:polygon>
        <draw:polygon draw:style-name="gr1" draw:text-style-name="P1" draw:layer="layout" svg:width="2.985cm" svg:height="0.097cm" svg:x="16.004cm" svg:y="18.282cm" svg:viewBox="0 0 2986 98" draw:points="0,98 2986,98 2986,0 0,0">
          <text:p/>
        </draw:polygon>
        <draw:polygon draw:style-name="gr3" draw:text-style-name="P4" draw:layer="layout" svg:width="0.008cm" svg:height="2.571cm" svg:x="16cm" svg:y="15.808cm" svg:viewBox="0 0 9 2572" draw:points="0,2572 9,2572 9,0 0,0">
          <text:p/>
        </draw:polygon>
        <draw:polygon draw:style-name="gr3" draw:text-style-name="P4" draw:layer="layout" svg:width="0.009cm" svg:height="2.571cm" svg:x="18.985cm" svg:y="15.808cm" svg:viewBox="0 0 10 2572" draw:points="0,2572 10,2572 10,0 0,0">
          <text:p/>
        </draw:polygon>
        <draw:polygon draw:style-name="gr1" draw:text-style-name="P1" draw:layer="layout" svg:width="4.785cm" svg:height="2.265cm" svg:x="2.01cm" svg:y="18.379cm" svg:viewBox="0 0 4786 2266" draw:points="0,2266 4786,2266 4786,0 0,0">
          <text:p/>
        </draw:polygon>
        <draw:polygon draw:style-name="gr1" draw:text-style-name="P1" draw:layer="layout" svg:width="4.594cm" svg:height="0.406cm" svg:x="2.103cm" svg:y="19.306cm" svg:viewBox="0 0 4595 407" draw:points="0,407 4595,407 4595,0 0,0">
          <text:p/>
        </draw:polygon>
        <draw:frame draw:style-name="gr2" draw:text-style-name="P3" draw:layer="layout" svg:width="0.76cm" svg:height="0.395cm" svg:x="17.161cm" svg:y="16.846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265cm" svg:x="6.795cm" svg:y="18.379cm" svg:viewBox="0 0 5218 2266" draw:points="0,2266 5218,2266 5218,0 0,0">
          <text:p/>
        </draw:polygon>
        <draw:polygon draw:style-name="gr1" draw:text-style-name="P1" draw:layer="layout" svg:width="5.022cm" svg:height="0.407cm" svg:x="6.893cm" svg:y="18.476cm" svg:viewBox="0 0 5023 408" draw:points="0,408 5023,408 5023,0 0,0">
          <text:p/>
        </draw:polygon>
        <draw:frame draw:style-name="gr2" draw:text-style-name="P3" draw:layer="layout" svg:width="3.761cm" svg:height="0.395cm" svg:x="2.596cm" svg:y="19.31cm">
          <draw:text-box>
            <text:p text:style-name="P2"><text:span text:style-name="T1">2016/04/22 – FREITAG </text:span></text:p>
          </draw:text-box>
        </draw:frame>
        <draw:polygon draw:style-name="gr1" draw:text-style-name="P1" draw:layer="layout" svg:width="5.022cm" svg:height="0.406cm" svg:x="6.893cm" svg:y="18.883cm" svg:viewBox="0 0 5023 407" draw:points="0,407 5023,407 5023,0 0,0">
          <text:p/>
        </draw:polygon>
        <draw:frame draw:style-name="gr2" draw:text-style-name="P3" draw:layer="layout" svg:width="0.35cm" svg:height="0.395cm" svg:x="9.404cm" svg:y="18.4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2cm" svg:x="6.893cm" svg:y="19.289cm" svg:viewBox="0 0 5023 403" draw:points="0,403 5023,403 5023,0 0,0">
          <text:p/>
        </draw:polygon>
        <draw:frame draw:style-name="gr2" draw:text-style-name="P3" draw:layer="layout" svg:width="4.718cm" svg:height="0.395cm" svg:x="7.131cm" svg:y="18.887cm">
          <draw:text-box>
            <text:p text:style-name="P2"><text:span text:style-name="T4">PROJEKT: </text:span><text:span text:style-name="T3">Nacharbeiten und </text:span></text:p>
          </draw:text-box>
        </draw:frame>
        <draw:polygon draw:style-name="gr1" draw:text-style-name="P1" draw:layer="layout" svg:width="5.022cm" svg:height="0.407cm" svg:x="6.893cm" svg:y="19.691cm" svg:viewBox="0 0 5023 408" draw:points="0,408 5023,408 5023,0 0,0">
          <text:p/>
        </draw:polygon>
        <draw:frame draw:style-name="gr2" draw:text-style-name="P3" draw:layer="layout" svg:width="4.316cm" svg:height="0.395cm" svg:x="7.338cm" svg:y="19.293cm">
          <draw:text-box>
            <text:p text:style-name="P2"><text:span text:style-name="T3">Auffrischen des Inhalts des </text:span></text:p>
          </draw:text-box>
        </draw:frame>
        <draw:polygon draw:style-name="gr1" draw:text-style-name="P1" draw:layer="layout" svg:width="5.022cm" svg:height="0.448cm" svg:x="6.893cm" svg:y="20.098cm" svg:viewBox="0 0 5023 449" draw:points="0,449 5023,449 5023,0 0,0">
          <text:p/>
        </draw:polygon>
        <draw:frame draw:style-name="gr2" draw:text-style-name="P3" draw:layer="layout" svg:width="2.538cm" svg:height="0.395cm" svg:x="8.21cm" svg:y="19.695cm">
          <draw:text-box>
            <text:p text:style-name="P2"><text:span text:style-name="T3">Internetauftritts. </text:span></text:p>
          </draw:text-box>
        </draw:frame>
        <draw:polygon draw:style-name="gr1" draw:text-style-name="P1" draw:layer="layout" svg:width="3.992cm" svg:height="2.265cm" svg:x="12.016cm" svg:y="18.379cm" svg:viewBox="0 0 3993 2266" draw:points="0,2266 3993,2266 3993,0 0,0">
          <text:p/>
        </draw:polygon>
        <draw:polygon draw:style-name="gr1" draw:text-style-name="P1" draw:layer="layout" svg:width="3.802cm" svg:height="0.406cm" svg:x="12.109cm" svg:y="19.306cm" svg:viewBox="0 0 3803 407" draw:points="0,407 3803,407 3803,0 0,0">
          <text:p/>
        </draw:polygon>
        <draw:frame draw:style-name="gr4" draw:text-style-name="P5" draw:layer="layout" svg:width="0.388cm" svg:height="0.433cm" svg:x="9.404cm" svg:y="20.10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2.265cm" svg:x="16.012cm" svg:y="18.379cm" svg:viewBox="0 0 2974 2266" draw:points="0,2266 2974,2266 2974,0 0,0">
          <text:p/>
        </draw:polygon>
        <draw:polygon draw:style-name="gr1" draw:text-style-name="P1" draw:layer="layout" svg:width="2.786cm" svg:height="0.406cm" svg:x="16.106cm" svg:y="19.306cm" svg:viewBox="0 0 2787 407" draw:points="0,407 2787,407 2787,0 0,0">
          <text:p/>
        </draw:polygon>
        <draw:frame draw:style-name="gr2" draw:text-style-name="P3" draw:layer="layout" svg:width="2.047cm" svg:height="0.395cm" svg:x="13.05cm" svg:y="19.31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8.379cm" svg:viewBox="0 0 9 98" draw:points="0,98 9,98 9,0 0,0">
          <text:p/>
        </draw:polygon>
        <draw:polygon draw:style-name="gr3" draw:text-style-name="P4" draw:layer="layout" svg:width="4.78cm" svg:height="0.008cm" svg:x="2.006cm" svg:y="18.379cm" svg:viewBox="0 0 4781 9" draw:points="0,9 4781,9 4781,0 0,0">
          <text:p/>
        </draw:polygon>
        <draw:polygon draw:style-name="gr1" draw:text-style-name="P1" draw:layer="layout" svg:width="4.78cm" svg:height="0.089cm" svg:x="2.006cm" svg:y="18.387cm" svg:viewBox="0 0 4781 90" draw:points="0,90 4781,90 4781,0 0,0">
          <text:p/>
        </draw:polygon>
        <draw:polygon draw:style-name="gr3" draw:text-style-name="P4" draw:layer="layout" svg:width="0.009cm" svg:height="0.097cm" svg:x="6.786cm" svg:y="18.379cm" svg:viewBox="0 0 10 98" draw:points="0,98 10,98 10,0 0,0">
          <text:p/>
        </draw:polygon>
        <draw:polygon draw:style-name="gr3" draw:text-style-name="P4" draw:layer="layout" svg:width="5.213cm" svg:height="0.008cm" svg:x="6.795cm" svg:y="18.379cm" svg:viewBox="0 0 5214 9" draw:points="0,9 5214,9 5214,0 0,0">
          <text:p/>
        </draw:polygon>
        <draw:polygon draw:style-name="gr1" draw:text-style-name="P1" draw:layer="layout" svg:width="5.213cm" svg:height="0.089cm" svg:x="6.795cm" svg:y="18.387cm" svg:viewBox="0 0 5214 90" draw:points="0,90 5214,90 5214,0 0,0">
          <text:p/>
        </draw:polygon>
        <draw:polygon draw:style-name="gr3" draw:text-style-name="P4" draw:layer="layout" svg:width="0.008cm" svg:height="0.097cm" svg:x="12.008cm" svg:y="18.379cm" svg:viewBox="0 0 9 98" draw:points="0,98 9,98 9,0 0,0">
          <text:p/>
        </draw:polygon>
        <draw:polygon draw:style-name="gr3" draw:text-style-name="P4" draw:layer="layout" svg:width="3.984cm" svg:height="0.008cm" svg:x="12.016cm" svg:y="18.379cm" svg:viewBox="0 0 3985 9" draw:points="0,9 3985,9 3985,0 0,0">
          <text:p/>
        </draw:polygon>
        <draw:polygon draw:style-name="gr1" draw:text-style-name="P1" draw:layer="layout" svg:width="3.984cm" svg:height="0.089cm" svg:x="12.016cm" svg:y="18.387cm" svg:viewBox="0 0 3985 90" draw:points="0,90 3985,90 3985,0 0,0">
          <text:p/>
        </draw:polygon>
        <draw:polygon draw:style-name="gr3" draw:text-style-name="P4" draw:layer="layout" svg:width="0.008cm" svg:height="0.097cm" svg:x="16cm" svg:y="18.379cm" svg:viewBox="0 0 9 98" draw:points="0,98 9,98 9,0 0,0">
          <text:p/>
        </draw:polygon>
        <draw:polygon draw:style-name="gr3" draw:text-style-name="P4" draw:layer="layout" svg:width="2.977cm" svg:height="0.008cm" svg:x="16.008cm" svg:y="18.379cm" svg:viewBox="0 0 2978 9" draw:points="0,9 2978,9 2978,0 0,0">
          <text:p/>
        </draw:polygon>
        <draw:polygon draw:style-name="gr1" draw:text-style-name="P1" draw:layer="layout" svg:width="2.977cm" svg:height="0.089cm" svg:x="16.008cm" svg:y="18.387cm" svg:viewBox="0 0 2978 90" draw:points="0,90 2978,90 2978,0 0,0">
          <text:p/>
        </draw:polygon>
        <draw:polygon draw:style-name="gr3" draw:text-style-name="P4" draw:layer="layout" svg:width="0.009cm" svg:height="0.097cm" svg:x="18.985cm" svg:y="18.379cm" svg:viewBox="0 0 10 98" draw:points="0,98 10,98 10,0 0,0">
          <text:p/>
        </draw:polygon>
        <draw:polygon draw:style-name="gr1" draw:text-style-name="P1" draw:layer="layout" svg:width="4.788cm" svg:height="0.098cm" svg:x="2.002cm" svg:y="20.546cm" svg:viewBox="0 0 4789 99" draw:points="0,99 4789,99 4789,0 0,0">
          <text:p/>
        </draw:polygon>
        <draw:polygon draw:style-name="gr3" draw:text-style-name="P4" draw:layer="layout" svg:width="0.008cm" svg:height="2.168cm" svg:x="1.998cm" svg:y="18.476cm" svg:viewBox="0 0 9 2169" draw:points="0,2169 9,2169 9,0 0,0">
          <text:p/>
        </draw:polygon>
        <draw:polygon draw:style-name="gr3" draw:text-style-name="P4" draw:layer="layout" svg:width="0.008cm" svg:height="0.008cm" svg:x="1.998cm" svg:y="20.644cm" svg:viewBox="0 0 9 9" draw:points="0,9 9,9 9,0 0,0">
          <text:p/>
        </draw:polygon>
        <draw:polygon draw:style-name="gr3" draw:text-style-name="P4" draw:layer="layout" svg:width="0.008cm" svg:height="0.008cm" svg:x="1.998cm" svg:y="20.644cm" svg:viewBox="0 0 9 9" draw:points="0,9 9,9 9,0 0,0">
          <text:p/>
        </draw:polygon>
        <draw:polygon draw:style-name="gr3" draw:text-style-name="P4" draw:layer="layout" svg:width="4.78cm" svg:height="0.008cm" svg:x="2.006cm" svg:y="20.644cm" svg:viewBox="0 0 4781 9" draw:points="0,9 4781,9 4781,0 0,0">
          <text:p/>
        </draw:polygon>
        <draw:polygon draw:style-name="gr1" draw:text-style-name="P1" draw:layer="layout" svg:width="5.222cm" svg:height="0.098cm" svg:x="6.79cm" svg:y="20.546cm" svg:viewBox="0 0 5223 99" draw:points="0,99 5223,99 5223,0 0,0">
          <text:p/>
        </draw:polygon>
        <draw:polygon draw:style-name="gr3" draw:text-style-name="P4" draw:layer="layout" svg:width="0.009cm" svg:height="2.168cm" svg:x="6.786cm" svg:y="18.476cm" svg:viewBox="0 0 10 2169" draw:points="0,2169 10,2169 10,0 0,0">
          <text:p/>
        </draw:polygon>
        <draw:polygon draw:style-name="gr3" draw:text-style-name="P4" draw:layer="layout" svg:width="0.009cm" svg:height="0.008cm" svg:x="6.786cm" svg:y="20.644cm" svg:viewBox="0 0 10 9" draw:points="0,9 10,9 10,0 0,0">
          <text:p/>
        </draw:polygon>
        <draw:polygon draw:style-name="gr3" draw:text-style-name="P4" draw:layer="layout" svg:width="5.213cm" svg:height="0.008cm" svg:x="6.795cm" svg:y="20.644cm" svg:viewBox="0 0 5214 9" draw:points="0,9 5214,9 5214,0 0,0">
          <text:p/>
        </draw:polygon>
        <draw:polygon draw:style-name="gr1" draw:text-style-name="P1" draw:layer="layout" svg:width="3.992cm" svg:height="0.098cm" svg:x="12.012cm" svg:y="20.546cm" svg:viewBox="0 0 3993 99" draw:points="0,99 3993,99 3993,0 0,0">
          <text:p/>
        </draw:polygon>
        <draw:polygon draw:style-name="gr3" draw:text-style-name="P4" draw:layer="layout" svg:width="0.008cm" svg:height="2.168cm" svg:x="12.008cm" svg:y="18.476cm" svg:viewBox="0 0 9 2169" draw:points="0,2169 9,2169 9,0 0,0">
          <text:p/>
        </draw:polygon>
        <draw:polygon draw:style-name="gr3" draw:text-style-name="P4" draw:layer="layout" svg:width="0.008cm" svg:height="0.008cm" svg:x="12.008cm" svg:y="20.644cm" svg:viewBox="0 0 9 9" draw:points="0,9 9,9 9,0 0,0">
          <text:p/>
        </draw:polygon>
        <draw:polygon draw:style-name="gr3" draw:text-style-name="P4" draw:layer="layout" svg:width="3.984cm" svg:height="0.008cm" svg:x="12.016cm" svg:y="20.644cm" svg:viewBox="0 0 3985 9" draw:points="0,9 3985,9 3985,0 0,0">
          <text:p/>
        </draw:polygon>
        <draw:polygon draw:style-name="gr1" draw:text-style-name="P1" draw:layer="layout" svg:width="2.985cm" svg:height="0.098cm" svg:x="16.004cm" svg:y="20.546cm" svg:viewBox="0 0 2986 99" draw:points="0,99 2986,99 2986,0 0,0">
          <text:p/>
        </draw:polygon>
        <draw:polygon draw:style-name="gr3" draw:text-style-name="P4" draw:layer="layout" svg:width="0.008cm" svg:height="2.168cm" svg:x="16cm" svg:y="18.476cm" svg:viewBox="0 0 9 2169" draw:points="0,2169 9,2169 9,0 0,0">
          <text:p/>
        </draw:polygon>
        <draw:polygon draw:style-name="gr3" draw:text-style-name="P4" draw:layer="layout" svg:width="0.008cm" svg:height="0.008cm" svg:x="16cm" svg:y="20.644cm" svg:viewBox="0 0 9 9" draw:points="0,9 9,9 9,0 0,0">
          <text:p/>
        </draw:polygon>
        <draw:polygon draw:style-name="gr3" draw:text-style-name="P4" draw:layer="layout" svg:width="2.977cm" svg:height="0.008cm" svg:x="16.008cm" svg:y="20.644cm" svg:viewBox="0 0 2978 9" draw:points="0,9 2978,9 2978,0 0,0">
          <text:p/>
        </draw:polygon>
        <draw:polygon draw:style-name="gr3" draw:text-style-name="P4" draw:layer="layout" svg:width="0.009cm" svg:height="2.168cm" svg:x="18.985cm" svg:y="18.476cm" svg:viewBox="0 0 10 2169" draw:points="0,2169 10,2169 10,0 0,0">
          <text:p/>
        </draw:polygon>
        <draw:polygon draw:style-name="gr3" draw:text-style-name="P4" draw:layer="layout" svg:width="0.009cm" svg:height="0.008cm" svg:x="18.985cm" svg:y="20.644cm" svg:viewBox="0 0 10 9" draw:points="0,9 10,9 10,0 0,0">
          <text:p/>
        </draw:polygon>
        <draw:polygon draw:style-name="gr3" draw:text-style-name="P4" draw:layer="layout" svg:width="0.009cm" svg:height="0.008cm" svg:x="18.985cm" svg:y="20.644cm" svg:viewBox="0 0 10 9" draw:points="0,9 10,9 10,0 0,0">
          <text:p/>
        </draw:polygon>
        <draw:frame draw:style-name="gr2" draw:text-style-name="P3" draw:layer="layout" svg:width="0.76cm" svg:height="0.395cm" svg:x="17.161cm" svg:y="19.31cm">
          <draw:text-box>
            <text:p text:style-name="P2"><text:span text:style-name="T3">BVA </text:span></text:p>
          </draw:text-box>
        </draw:frame>
        <draw:frame draw:style-name="gr4" draw:text-style-name="P5" draw:layer="layout" svg:width="0.388cm" svg:height="0.433cm" svg:x="1.998cm" svg:y="20.66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3"/>
    <meta:generator>LibreOffice/5.2.3.3$Linux_X86_64 LibreOffice_project/20m0$Build-3</meta:generator>
  </office:meta>
</office:document-meta>
</file>